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ching<text:span text:style-name="T1"> </text:span>Kevin<text:span text:style-name="T1"> </text:span>-<text:span text:style-name="T1"> </text:span>Chapter<text:span text:style-name="T1"> </text:span>3<text:span text:style-name="T1"> </text:span>-<text:span text:style-name="T1"> </text:span>A<text:span text:style-name="T1"> </text:span>Place<text:span text:style-name="T1"> </text:span>to<text:span text:style-name="T1"> </text:span>Go<text:line-break/><text:line-break/>And<text:span text:style-name="T1"> </text:span>the<text:span text:style-name="T1"> </text:span>sounds<text:span text:style-name="T1"> </text:span>we<text:span text:style-name="T1"> </text:span>make<text:span text:style-name="T1"> </text:span>together<text:line-break/>Is<text:span text:style-name="T1"> </text:span>the<text:span text:style-name="T1"> </text:span>music<text:span text:style-name="T1"> </text:span>to<text:span text:style-name="T1"> </text:span>the<text:span text:style-name="T1"> </text:span>story<text:span text:style-name="T1"> </text:span>in<text:span text:style-name="T1"> </text:span>your<text:span text:style-name="T1"> </text:span>eyes<text:line-break/>It's<text:span text:style-name="T1"> </text:span>been<text:span text:style-name="T1"> </text:span>shining<text:span text:style-name="T1"> </text:span>down<text:span text:style-name="T1"> </text:span>upon<text:span text:style-name="T1"> </text:span>me<text:span text:style-name="T1"> </text:span>now<text:line-break/>I<text:span text:style-name="T1"> </text:span>realize<text:line-break/>--<text:span text:style-name="T1"> </text:span>The<text:span text:style-name="T1"> </text:span>Moody<text:span text:style-name="T1"> </text:span>Blues,<text:span text:style-name="T1"> </text:span>The<text:span text:style-name="T1"> </text:span>Story<text:span text:style-name="T1"> </text:span>In<text:span text:style-name="T1"> </text:span>Your<text:span text:style-name="T1"> </text:span>Eyes<text:line-break/><text:line-break/>KEVIN<text:line-break/><text:line-break/>It<text:span text:style-name="T1"> </text:span>doesn't<text:span text:style-name="T1"> </text:span>take<text:span text:style-name="T1"> </text:span>much<text:span text:style-name="T1"> </text:span>to<text:span text:style-name="T1"> </text:span>change<text:span text:style-name="T1"> </text:span>the<text:span text:style-name="T1"> </text:span>way<text:span text:style-name="T1"> </text:span>you<text:span text:style-name="T1"> </text:span>think<text:span text:style-name="T1"> </text:span>about<text:span text:style-name="T1"> </text:span>things.<text:span text:style-name="T1"> </text:span>I'd<text:span text:style-name="T1"> </text:span>spent<text:span text:style-name="T1"> </text:span>most<text:span text:style-name="T1"> </text:span>of<text:span text:style-name="T1"> </text:span>my<text:span text:style-name="T1"> </text:span>time<text:span text:style-name="T1"> </text:span>by<text:span text:style-name="T1"> </text:span>myself<text:span text:style-name="T1"> </text:span>up<text:span text:style-name="T1"> </text:span>to<text:span text:style-name="T1"> </text:span>that<text:span text:style-name="T1"> </text:span>point<text:span text:style-name="T1"> </text:span>but<text:span text:style-name="T1"> </text:span>I<text:span text:style-name="T1"> </text:span>didn't<text:span text:style-name="T1"> </text:span>feel<text:span text:style-name="T1"> </text:span>around<text:span text:style-name="T1"> </text:span>Shelly<text:span text:style-name="T1"> </text:span>the<text:span text:style-name="T1"> </text:span>way<text:span text:style-name="T1"> </text:span>I<text:span text:style-name="T1"> </text:span>felt<text:span text:style-name="T1"> </text:span>around<text:span text:style-name="T1"> </text:span>most<text:span text:style-name="T1"> </text:span>people.<text:span text:style-name="T1"> </text:span>I<text:span text:style-name="T1"> </text:span>didn't<text:span text:style-name="T1"> </text:span>feel<text:span text:style-name="T1"> </text:span>awkward<text:span text:style-name="T1"> </text:span>and<text:span text:style-name="T1"> </text:span>like<text:span text:style-name="T1"> </text:span>I<text:span text:style-name="T1"> </text:span>had<text:span text:style-name="T1"> </text:span>to<text:span text:style-name="T1"> </text:span>spend<text:span text:style-name="T1"> </text:span>every<text:span text:style-name="T1"> </text:span>moment<text:span text:style-name="T1"> </text:span>saying<text:span text:style-name="T1"> </text:span>or<text:span text:style-name="T1"> </text:span>doing<text:span text:style-name="T1"> </text:span>something.<text:span text:style-name="T1"> </text:span>Silence<text:span text:style-name="T1"> </text:span>was<text:span text:style-name="T1"> </text:span>comfortable.<text:span text:style-name="T1"> </text:span>I<text:span text:style-name="T1"> </text:span>felt<text:span text:style-name="T1"> </text:span>awkward<text:span text:style-name="T1"> </text:span>about<text:span text:style-name="T1"> </text:span>my<text:span text:style-name="T1"> </text:span>place<text:span text:style-name="T1"> </text:span>but<text:span text:style-name="T1"> </text:span>in<text:span text:style-name="T1"> </text:span>a<text:span text:style-name="T1"> </text:span>different<text:span text:style-name="T1"> </text:span>way.<text:span text:style-name="T1"> </text:span>I<text:span text:style-name="T1"> </text:span>didn't<text:span text:style-name="T1"> </text:span>feel<text:span text:style-name="T1"> </text:span>like<text:span text:style-name="T1"> </text:span>there<text:span text:style-name="T1"> </text:span>was<text:span text:style-name="T1"> </text:span>something<text:span text:style-name="T1"> </text:span>wrong<text:span text:style-name="T1"> </text:span>with<text:span text:style-name="T1"> </text:span>me,<text:span text:style-name="T1"> </text:span>I<text:span text:style-name="T1"> </text:span>was<text:span text:style-name="T1"> </text:span>able<text:span text:style-name="T1"> </text:span>to<text:span text:style-name="T1"> </text:span>realize<text:span text:style-name="T1"> </text:span>I<text:span text:style-name="T1"> </text:span>should<text:span text:style-name="T1"> </text:span>change<text:span text:style-name="T1"> </text:span>a<text:span text:style-name="T1"> </text:span>couple<text:span text:style-name="T1"> </text:span>of<text:span text:style-name="T1"> </text:span>things<text:span text:style-name="T1"> </text:span>without<text:span text:style-name="T1"> </text:span>feeling<text:span text:style-name="T1"> </text:span>bad<text:span text:style-name="T1"> </text:span>about<text:span text:style-name="T1"> </text:span>it.<text:span text:style-name="T1"> </text:span>One<text:span text:style-name="T1"> </text:span>of<text:span text:style-name="T1"> </text:span>them<text:span text:style-name="T1"> </text:span>was<text:span text:style-name="T1"> </text:span>that<text:span text:style-name="T1"> </text:span>I<text:span text:style-name="T1"> </text:span>needed<text:span text:style-name="T1"> </text:span>to<text:span text:style-name="T1"> </text:span>clean<text:span text:style-name="T1"> </text:span>up.<text:line-break/><text:line-break/>I<text:span text:style-name="T1"> </text:span>had<text:span text:style-name="T1"> </text:span>a<text:span text:style-name="T1"> </text:span>little<text:span text:style-name="T1"> </text:span>money<text:span text:style-name="T1"> </text:span>from<text:span text:style-name="T1"> </text:span>my<text:span text:style-name="T1"> </text:span>last<text:span text:style-name="T1"> </text:span>check<text:span text:style-name="T1"> </text:span>and<text:span text:style-name="T1"> </text:span>planned<text:span text:style-name="T1"> </text:span>to<text:span text:style-name="T1"> </text:span>buy<text:span text:style-name="T1"> </text:span>some<text:span text:style-name="T1"> </text:span>cleaning<text:span text:style-name="T1"> </text:span>supplies,<text:span text:style-name="T1"> </text:span>so<text:span text:style-name="T1"> </text:span>having<text:span text:style-name="T1"> </text:span>finished<text:span text:style-name="T1"> </text:span>my<text:span text:style-name="T1"> </text:span>photo<text:span text:style-name="T1"> </text:span>work<text:span text:style-name="T1"> </text:span>for<text:span text:style-name="T1"> </text:span>the<text:span text:style-name="T1"> </text:span>evening<text:span text:style-name="T1"> </text:span>I<text:span text:style-name="T1"> </text:span>grabbed<text:span text:style-name="T1"> </text:span>my<text:span text:style-name="T1"> </text:span>keys<text:span text:style-name="T1"> </text:span>and<text:span text:style-name="T1"> </text:span>led<text:span text:style-name="T1"> </text:span>my<text:span text:style-name="T1"> </text:span>weasel<text:span text:style-name="T1"> </text:span>out<text:span text:style-name="T1"> </text:span>to<text:span text:style-name="T1"> </text:span>walk<text:span text:style-name="T1"> </text:span>to<text:span text:style-name="T1"> </text:span>the<text:span text:style-name="T1"> </text:span>discount<text:span text:style-name="T1"> </text:span>store.<text:span text:style-name="T1"> </text:span>His<text:span text:style-name="T1"> </text:span>path<text:span text:style-name="T1"> </text:span>was<text:span text:style-name="T1"> </text:span>balanced<text:span text:style-name="T1"> </text:span>between<text:span text:style-name="T1"> </text:span>being<text:span text:style-name="T1"> </text:span>close<text:span text:style-name="T1"> </text:span>by<text:span text:style-name="T1"> </text:span>my<text:span text:style-name="T1"> </text:span>side<text:span text:style-name="T1"> </text:span>and<text:span text:style-name="T1"> </text:span>being<text:span text:style-name="T1"> </text:span>near<text:span text:style-name="T1"> </text:span>the<text:span text:style-name="T1"> </text:span>edge<text:span text:style-name="T1"> </text:span>of<text:span text:style-name="T1"> </text:span>the<text:span text:style-name="T1"> </text:span>water<text:span text:style-name="T1"> </text:span>that<text:span text:style-name="T1"> </text:span>skirted<text:span text:style-name="T1"> </text:span>the<text:span text:style-name="T1"> </text:span>sidewalks<text:span text:style-name="T1"> </text:span>in<text:span text:style-name="T1"> </text:span>rectangular<text:span text:style-name="T1"> </text:span>pools<text:span text:style-name="T1"> </text:span>all<text:span text:style-name="T1"> </text:span>around<text:span text:style-name="T1"> </text:span>the<text:span text:style-name="T1"> </text:span>grounds<text:span text:style-name="T1"> </text:span>of<text:span text:style-name="T1"> </text:span>the<text:span text:style-name="T1"> </text:span>apartment<text:span text:style-name="T1"> </text:span>complex.<text:span text:style-name="T1"> </text:span>He<text:span text:style-name="T1"> </text:span>even<text:span text:style-name="T1"> </text:span>paused<text:span text:style-name="T1"> </text:span>briefly<text:span text:style-name="T1"> </text:span>as<text:span text:style-name="T1"> </text:span>we<text:span text:style-name="T1"> </text:span>left<text:span text:style-name="T1"> </text:span>the<text:span text:style-name="T1"> </text:span>complex<text:span text:style-name="T1"> </text:span>to<text:span text:style-name="T1"> </text:span>gaze<text:span text:style-name="T1"> </text:span>into<text:span text:style-name="T1"> </text:span>one<text:span text:style-name="T1"> </text:span>of<text:span text:style-name="T1"> </text:span>the<text:span text:style-name="T1"> </text:span>pools.<text:span text:style-name="T1"> </text:span>I<text:span text:style-name="T1"> </text:span>just<text:span text:style-name="T1"> </text:span>kept<text:span text:style-name="T1"> </text:span>walking<text:span text:style-name="T1"> </text:span>because<text:span text:style-name="T1"> </text:span>I<text:span text:style-name="T1"> </text:span>knew<text:span text:style-name="T1"> </text:span>he'd<text:span text:style-name="T1"> </text:span>catch<text:span text:style-name="T1"> </text:span>up.<text:span text:style-name="T1"> </text:span>He<text:span text:style-name="T1"> </text:span>followed<text:span text:style-name="T1"> </text:span>me<text:span text:style-name="T1"> </text:span>until<text:span text:style-name="T1"> </text:span>we<text:span text:style-name="T1"> </text:span>reached<text:span text:style-name="T1"> </text:span>the<text:span text:style-name="T1"> </text:span>department<text:span text:style-name="T1"> </text:span>store,<text:span text:style-name="T1"> </text:span>then<text:span text:style-name="T1"> </text:span>it<text:span text:style-name="T1"> </text:span>was<text:span text:style-name="T1"> </text:span>his<text:span text:style-name="T1"> </text:span>turn<text:span text:style-name="T1"> </text:span>to<text:span text:style-name="T1"> </text:span>lead.<text:span text:style-name="T1"> </text:span>He<text:span text:style-name="T1"> </text:span>made<text:span text:style-name="T1"> </text:span>that<text:span text:style-name="T1"> </text:span>clear<text:span text:style-name="T1"> </text:span>with<text:span text:style-name="T1"> </text:span>his<text:span text:style-name="T1"> </text:span>posture<text:span text:style-name="T1"> </text:span>and<text:span text:style-name="T1"> </text:span>with<text:span text:style-name="T1"> </text:span>the<text:span text:style-name="T1"> </text:span>various<text:span text:style-name="T1"> </text:span>things<text:span text:style-name="T1"> </text:span>he<text:span text:style-name="T1"> </text:span>was<text:span text:style-name="T1"> </text:span>grabbing<text:span text:style-name="T1"> </text:span>off<text:span text:style-name="T1"> </text:span>of<text:span text:style-name="T1"> </text:span>shelves.<text:span text:style-name="T1"> </text:span>Sponges,<text:span text:style-name="T1"> </text:span>cleaners,<text:span text:style-name="T1"> </text:span>paper<text:span text:style-name="T1"> </text:span>towels,<text:span text:style-name="T1"> </text:span>each<text:span text:style-name="T1"> </text:span>gesture<text:span text:style-name="T1"> </text:span>a<text:span text:style-name="T1"> </text:span>fluid<text:span text:style-name="T1"> </text:span>and<text:span text:style-name="T1"> </text:span>balanced<text:span text:style-name="T1"> </text:span>portion<text:span text:style-name="T1"> </text:span>of<text:span text:style-name="T1"> </text:span>the<text:span text:style-name="T1"> </text:span>dance<text:span text:style-name="T1"> </text:span>of<text:span text:style-name="T1"> </text:span>his<text:span text:style-name="T1"> </text:span>life.<text:span text:style-name="T1"> </text:span>It<text:span text:style-name="T1"> </text:span>was<text:span text:style-name="T1"> </text:span>clear<text:span text:style-name="T1"> </text:span>that<text:span text:style-name="T1"> </text:span>his<text:span text:style-name="T1"> </text:span>metabolism<text:span text:style-name="T1"> </text:span>was<text:span text:style-name="T1"> </text:span>quicker<text:span text:style-name="T1"> </text:span>and<text:span text:style-name="T1"> </text:span>I<text:span text:style-name="T1"> </text:span>wondered<text:span text:style-name="T1"> </text:span>if<text:span text:style-name="T1"> </text:span>I<text:span text:style-name="T1"> </text:span>seemed<text:span text:style-name="T1"> </text:span>slow<text:span text:style-name="T1"> </text:span>to<text:span text:style-name="T1"> </text:span>Shelly,<text:span text:style-name="T1"> </text:span>as<text:span text:style-name="T1"> </text:span>if<text:span text:style-name="T1"> </text:span>he<text:span text:style-name="T1"> </text:span>had<text:span text:style-name="T1"> </text:span>to<text:span text:style-name="T1"> </text:span>wait<text:span text:style-name="T1"> </text:span>for<text:span text:style-name="T1"> </text:span>me<text:span text:style-name="T1"> </text:span>to<text:span text:style-name="T1"> </text:span>catch<text:span text:style-name="T1"> </text:span>up;<text:span text:style-name="T1"> </text:span>if<text:span text:style-name="T1"> </text:span>perhaps<text:span text:style-name="T1"> </text:span>each<text:span text:style-name="T1"> </text:span>motion<text:span text:style-name="T1"> </text:span>was<text:span text:style-name="T1"> </text:span>carefully<text:span text:style-name="T1"> </text:span>placed<text:span text:style-name="T1"> </text:span>in<text:span text:style-name="T1"> </text:span>time<text:span text:style-name="T1"> </text:span>with<text:span text:style-name="T1"> </text:span>my<text:span text:style-name="T1"> </text:span>own.<text:span text:style-name="T1"> </text:span>I'd<text:span text:style-name="T1"> </text:span>never<text:span text:style-name="T1"> </text:span>paid<text:span text:style-name="T1"> </text:span>much<text:span text:style-name="T1"> </text:span>attention<text:span text:style-name="T1"> </text:span>to<text:span text:style-name="T1"> </text:span>the<text:span text:style-name="T1"> </text:span>way<text:span text:style-name="T1"> </text:span>skiltaire<text:span text:style-name="T1"> </text:span>moved<text:span text:style-name="T1"> </text:span>because<text:span text:style-name="T1"> </text:span>honestly<text:span text:style-name="T1"> </text:span>none<text:span text:style-name="T1"> </text:span>of<text:span text:style-name="T1"> </text:span>them<text:span text:style-name="T1"> </text:span>had<text:span text:style-name="T1"> </text:span>mattered<text:span text:style-name="T1"> </text:span>before,<text:span text:style-name="T1"> </text:span>but<text:span text:style-name="T1"> </text:span>Shelly<text:span text:style-name="T1"> </text:span>did.<text:span text:style-name="T1"> </text:span>I<text:span text:style-name="T1"> </text:span>wasn't<text:span text:style-name="T1"> </text:span>sure<text:span text:style-name="T1"> </text:span>why<text:span text:style-name="T1"> </text:span>but<text:span text:style-name="T1"> </text:span>I<text:span text:style-name="T1"> </text:span>had<text:span text:style-name="T1"> </text:span>an<text:span text:style-name="T1"> </text:span>off<text:span text:style-name="T1"> </text:span>feeling<text:span text:style-name="T1"> </text:span>that<text:span text:style-name="T1"> </text:span>what<text:span text:style-name="T1"> </text:span>I<text:span text:style-name="T1"> </text:span>was<text:span text:style-name="T1"> </text:span>doing<text:span text:style-name="T1"> </text:span>then<text:span text:style-name="T1"> </text:span>would<text:span text:style-name="T1"> </text:span>have<text:span text:style-name="T1"> </text:span>an<text:span text:style-name="T1"> </text:span>important<text:span text:style-name="T1"> </text:span>impact<text:span text:style-name="T1"> </text:span>on<text:span text:style-name="T1"> </text:span>my<text:span text:style-name="T1"> </text:span>future.<text:span text:style-name="T1"> </text:span>I<text:span text:style-name="T1"> </text:span>was<text:span text:style-name="T1"> </text:span>as<text:span text:style-name="T1"> </text:span>quiet<text:span text:style-name="T1"> </text:span>as<text:span text:style-name="T1"> </text:span>I<text:span text:style-name="T1"> </text:span>would<text:span text:style-name="T1"> </text:span>have<text:span text:style-name="T1"> </text:span>been<text:span text:style-name="T1"> </text:span>by<text:span text:style-name="T1"> </text:span>myself<text:span text:style-name="T1"> </text:span>and<text:span text:style-name="T1"> </text:span>Shelly<text:span text:style-name="T1"> </text:span>seemed<text:span text:style-name="T1"> </text:span>fine<text:span text:style-name="T1"> </text:span>with<text:span text:style-name="T1"> </text:span>it.<text:span text:style-name="T1"> </text:span>He<text:span text:style-name="T1"> </text:span>was<text:span text:style-name="T1"> </text:span>leading<text:span text:style-name="T1"> </text:span>but<text:span text:style-name="T1"> </text:span>I<text:span text:style-name="T1"> </text:span>wasn't<text:span text:style-name="T1"> </text:span>really<text:span text:style-name="T1"> </text:span>following,<text:span text:style-name="T1"> </text:span>I<text:span text:style-name="T1"> </text:span>just<text:span text:style-name="T1"> </text:span>happened<text:span text:style-name="T1"> </text:span>to<text:span text:style-name="T1"> </text:span>be<text:span text:style-name="T1"> </text:span>there.<text:span text:style-name="T1"> </text:span>It<text:span text:style-name="T1"> </text:span>didn't<text:span text:style-name="T1"> </text:span>take<text:span text:style-name="T1"> </text:span>long<text:span text:style-name="T1"> </text:span>for<text:span text:style-name="T1"> </text:span>him<text:span text:style-name="T1"> </text:span>to<text:span text:style-name="T1"> </text:span>collect<text:span text:style-name="T1"> </text:span>everything<text:span text:style-name="T1"> </text:span>we<text:span text:style-name="T1"> </text:span>needed.<text:span text:style-name="T1"> </text:span>He<text:span text:style-name="T1"> </text:span>volleyed<text:span text:style-name="T1"> </text:span>products,<text:span text:style-name="T1"> </text:span>I<text:span text:style-name="T1"> </text:span>pushed<text:span text:style-name="T1"> </text:span>the<text:span text:style-name="T1"> </text:span>basket<text:span text:style-name="T1"> </text:span>and<text:span text:style-name="T1"> </text:span>when<text:span text:style-name="T1"> </text:span>we<text:span text:style-name="T1"> </text:span>checked<text:span text:style-name="T1"> </text:span>out<text:span text:style-name="T1"> </text:span>he<text:span text:style-name="T1"> </text:span>paid<text:span text:style-name="T1"> </text:span>with<text:span text:style-name="T1"> </text:span>his<text:span text:style-name="T1"> </text:span>own<text:span text:style-name="T1"> </text:span>account<text:span text:style-name="T1"> </text:span>without<text:span text:style-name="T1"> </text:span>hesitation,<text:span text:style-name="T1"> </text:span>as<text:span text:style-name="T1"> </text:span>if<text:span text:style-name="T1"> </text:span>he'd<text:span text:style-name="T1"> </text:span>assumed<text:span text:style-name="T1"> </text:span>it<text:span text:style-name="T1"> </text:span>was<text:span text:style-name="T1"> </text:span>his<text:span text:style-name="T1"> </text:span>own<text:span text:style-name="T1"> </text:span>responsibility.<text:span text:style-name="T1"> </text:span>It<text:span text:style-name="T1"> </text:span>was<text:span text:style-name="T1"> </text:span>something<text:span text:style-name="T1"> </text:span>I'd<text:span text:style-name="T1"> </text:span>need<text:span text:style-name="T1"> </text:span>to<text:span text:style-name="T1"> </text:span>watch<text:span text:style-name="T1"> </text:span>carefully.<text:span text:style-name="T1"> </text:span>He<text:span text:style-name="T1"> </text:span>hadn't<text:span text:style-name="T1"> </text:span>been<text:span text:style-name="T1"> </text:span>carrying<text:span text:style-name="T1"> </text:span>anything<text:span text:style-name="T1"> </text:span>and,<text:span text:style-name="T1"> </text:span>of<text:span text:style-name="T1"> </text:span>course<text:span text:style-name="T1"> </text:span>like<text:span text:style-name="T1"> </text:span>most<text:span text:style-name="T1"> </text:span>other<text:span text:style-name="T1"> </text:span>skiltaire,<text:span text:style-name="T1"> </text:span>he<text:span text:style-name="T1"> </text:span>identified<text:span text:style-name="T1"> </text:span>both<text:span text:style-name="T1"> </text:span>himself<text:span text:style-name="T1"> </text:span>and<text:span text:style-name="T1"> </text:span>his<text:span text:style-name="T1"> </text:span>account<text:span text:style-name="T1"> </text:span>by<text:span text:style-name="T1"> </text:span>his<text:span text:style-name="T1"> </text:span>selection<text:span text:style-name="T1"> </text:span>of<text:span text:style-name="T1"> </text:span>coloured<text:span text:style-name="T1"> </text:span>buttons<text:span text:style-name="T1"> </text:span>on<text:span text:style-name="T1"> </text:span>an<text:span text:style-name="T1"> </text:span>input<text:span text:style-name="T1"> </text:span>pad.<text:span text:style-name="T1"> </text:span>I<text:span text:style-name="T1"> </text:span>looked<text:span text:style-name="T1"> </text:span>out<text:span text:style-name="T1"> </text:span>through<text:span text:style-name="T1"> </text:span>the<text:span text:style-name="T1"> </text:span>framed<text:span text:style-name="T1"> </text:span>glass<text:span text:style-name="T1"> </text:span>storefront<text:span text:style-name="T1"> </text:span>while<text:span text:style-name="T1"> </text:span>Shelly<text:span text:style-name="T1"> </text:span>discussed<text:span text:style-name="T1"> </text:span>the<text:span text:style-name="T1"> </text:span>merits<text:span text:style-name="T1"> </text:span>of<text:span text:style-name="T1"> </text:span>various<text:span text:style-name="T1"> </text:span>types<text:span text:style-name="T1"> </text:span>of<text:span text:style-name="T1"> </text:span>cleaners<text:span text:style-name="T1"> </text:span>when<text:span text:style-name="T1"> </text:span>applied<text:span text:style-name="T1"> </text:span>to<text:span text:style-name="T1"> </text:span>their<text:span text:style-name="T1"> </text:span>respective<text:span text:style-name="T1"> </text:span>tasks<text:span text:style-name="T1"> </text:span>with<text:span text:style-name="T1"> </text:span>the<text:span text:style-name="T1"> </text:span>blank-eyed<text:span text:style-name="T1"> </text:span>register<text:span text:style-name="T1"> </text:span>clerk.<text:span text:style-name="T1"> </text:span>His<text:span text:style-name="T1"> </text:span>voice<text:span text:style-name="T1"> </text:span>was<text:span text:style-name="T1"> </text:span>fluxing<text:span text:style-name="T1"> </text:span>and<text:span text:style-name="T1"> </text:span>vibrant,<text:span text:style-name="T1"> </text:span>hers<text:span text:style-name="T1"> </text:span>was<text:span text:style-name="T1"> </text:span>one<text:span text:style-name="T1"> </text:span>of<text:span text:style-name="T1"> </text:span>time<text:span text:style-name="T1"> </text:span>tested<text:span text:style-name="T1"> </text:span>knowledge<text:span text:style-name="T1"> </text:span>of<text:span text:style-name="T1"> </text:span>customers<text:span text:style-name="T1"> </text:span>of<text:span text:style-name="T1"> </text:span>all<text:span text:style-name="T1"> </text:span>types,<text:span text:style-name="T1"> </text:span>flat<text:span text:style-name="T1"> </text:span>and<text:span text:style-name="T1"> </text:span>calm.<text:span text:style-name="T1"> </text:span>He'd<text:span text:style-name="T1"> </text:span>correctly<text:span text:style-name="T1"> </text:span>guessed<text:span text:style-name="T1"> </text:span>that<text:span text:style-name="T1"> </text:span>the<text:span text:style-name="T1"> </text:span>store<text:span text:style-name="T1"> </text:span>clerk<text:span text:style-name="T1"> </text:span>was<text:span text:style-name="T1"> </text:span>a<text:span text:style-name="T1"> </text:span>mother<text:span text:style-name="T1"> </text:span>of<text:span text:style-name="T1"> </text:span>three.<text:span text:style-name="T1"> </text:span>It<text:span text:style-name="T1"> </text:span>was<text:span text:style-name="T1"> </text:span>time<text:span text:style-name="T1"> </text:span>to<text:span text:style-name="T1"> </text:span>head<text:span text:style-name="T1"> </text:span>home<text:span text:style-name="T1"> </text:span>and<text:span text:style-name="T1"> </text:span>deal<text:span text:style-name="T1"> </text:span>with<text:span text:style-name="T1"> </text:span>a<text:span text:style-name="T1"> </text:span>problem<text:span text:style-name="T1"> </text:span>I'd<text:span text:style-name="T1"> </text:span>been<text:span text:style-name="T1"> </text:span>avoiding.<text:line-break/><text:line-break/>SHELLY<text:line-break/><text:line-break/>Kevin<text:span text:style-name="T1"> </text:span>never<text:span text:style-name="T1"> </text:span>put<text:span text:style-name="T1"> </text:span>much<text:span text:style-name="T1"> </text:span>importance<text:span text:style-name="T1"> </text:span>on<text:span text:style-name="T1"> </text:span>cleaning<text:span text:style-name="T1"> </text:span>up.<text:span text:style-name="T1"> </text:span>I<text:span text:style-name="T1"> </text:span>think<text:span text:style-name="T1"> </text:span>it's<text:span text:style-name="T1"> </text:span>one<text:span text:style-name="T1"> </text:span>of<text:span text:style-name="T1"> </text:span>those<text:span text:style-name="T1"> </text:span>things<text:span text:style-name="T1"> </text:span>you<text:span text:style-name="T1"> </text:span>know<text:span text:style-name="T1"> </text:span>is<text:span text:style-name="T1"> </text:span>an<text:span text:style-name="T1"> </text:span>aspect<text:span text:style-name="T1"> </text:span>of<text:span text:style-name="T1"> </text:span>someone's<text:span text:style-name="T1"> </text:span>personality<text:span text:style-name="T1"> </text:span>that<text:span text:style-name="T1"> </text:span>might<text:span text:style-name="T1"> </text:span>never<text:span text:style-name="T1"> </text:span>change,<text:span text:style-name="T1"> </text:span>and<text:span text:style-name="T1"> </text:span>if<text:span text:style-name="T1"> </text:span>so<text:span text:style-name="T1"> </text:span>you<text:span text:style-name="T1"> </text:span>can<text:span text:style-name="T1"> </text:span>get<text:span text:style-name="T1"> </text:span>used<text:span text:style-name="T1"> </text:span>to<text:span text:style-name="T1"> </text:span>it.<text:span text:style-name="T1"> </text:span>It<text:span text:style-name="T1"> </text:span>would<text:span text:style-name="T1"> </text:span>be<text:span text:style-name="T1"> </text:span>easy<text:span text:style-name="T1"> </text:span>to<text:span text:style-name="T1"> </text:span>say<text:span text:style-name="T1"> </text:span>that<text:span text:style-name="T1"> </text:span>he<text:span text:style-name="T1"> </text:span>was<text:span text:style-name="T1"> </text:span>just<text:span text:style-name="T1"> </text:span>behind<text:span text:style-name="T1"> </text:span>on<text:span text:style-name="T1"> </text:span>cleaning<text:span text:style-name="T1"> </text:span>up<text:span text:style-name="T1"> </text:span>because<text:span text:style-name="T1"> </text:span>he'd<text:span text:style-name="T1"> </text:span>been<text:span text:style-name="T1"> </text:span>depressed<text:span text:style-name="T1"> </text:span>recently<text:span text:style-name="T1"> </text:span>with<text:span text:style-name="T1"> </text:span>the<text:span text:style-name="T1"> </text:span>loss<text:span text:style-name="T1"> </text:span>of<text:span text:style-name="T1"> </text:span>his<text:span text:style-name="T1"> </text:span>job.<text:span text:style-name="T1"> </text:span>It's<text:span text:style-name="T1"> </text:span>easier<text:span text:style-name="T1"> </text:span>to<text:span text:style-name="T1"> </text:span>make<text:span text:style-name="T1"> </text:span>assumptions<text:span text:style-name="T1"> </text:span>about<text:span text:style-name="T1"> </text:span>how<text:span text:style-name="T1"> </text:span>someone<text:span text:style-name="T1"> </text:span>lives<text:span text:style-name="T1"> </text:span>and<text:span text:style-name="T1"> </text:span>interacts<text:span text:style-name="T1"> </text:span>than<text:span text:style-name="T1"> </text:span>to<text:span text:style-name="T1"> </text:span>invest<text:span text:style-name="T1"> </text:span>the<text:span text:style-name="T1"> </text:span>time<text:span text:style-name="T1"> </text:span>in<text:span text:style-name="T1"> </text:span>learning<text:span text:style-name="T1"> </text:span>about<text:span text:style-name="T1"> </text:span>them<text:span text:style-name="T1"> </text:span>and<text:span text:style-name="T1"> </text:span>their<text:span text:style-name="T1"> </text:span>habits.<text:span text:style-name="T1"> </text:span>It's<text:span text:style-name="T1"> </text:span>this<text:span text:style-name="T1"> </text:span>learning<text:span text:style-name="T1"> </text:span>experience,<text:span text:style-name="T1"> </text:span>though,<text:span text:style-name="T1"> </text:span>that<text:span text:style-name="T1"> </text:span>develops<text:span text:style-name="T1"> </text:span>a<text:span text:style-name="T1"> </text:span>comfort<text:span text:style-name="T1"> </text:span>with<text:span text:style-name="T1"> </text:span>interacting<text:span text:style-name="T1"> </text:span>with<text:span text:style-name="T1"> </text:span>people.<text:span text:style-name="T1"> </text:span>To<text:span text:style-name="T1"> </text:span>enjoy<text:span text:style-name="T1"> </text:span>spending<text:span text:style-name="T1"> </text:span>time<text:span text:style-name="T1"> </text:span>with<text:span text:style-name="T1"> </text:span>people<text:span text:style-name="T1"> </text:span>you<text:span text:style-name="T1"> </text:span>have<text:span text:style-name="T1"> </text:span>to<text:span text:style-name="T1"> </text:span>enjoy<text:span text:style-name="T1"> </text:span>learning<text:span text:style-name="T1"> </text:span>about<text:span text:style-name="T1"> </text:span>them.<text:span text:style-name="T1"> </text:span><text:soft-page-break/>Showing<text:span text:style-name="T1"> </text:span>them<text:span text:style-name="T1"> </text:span>the<text:span text:style-name="T1"> </text:span>balance<text:span text:style-name="T1"> </text:span>of<text:span text:style-name="T1"> </text:span>what<text:span text:style-name="T1"> </text:span>can<text:span text:style-name="T1"> </text:span>be<text:span text:style-name="T1"> </text:span>revealed<text:span text:style-name="T1"> </text:span>about<text:span text:style-name="T1"> </text:span>yourself<text:span text:style-name="T1"> </text:span>and<text:span text:style-name="T1"> </text:span>what<text:span text:style-name="T1"> </text:span>should<text:span text:style-name="T1"> </text:span>remain<text:span text:style-name="T1"> </text:span>hidden<text:span text:style-name="T1"> </text:span>is<text:span text:style-name="T1"> </text:span>like<text:span text:style-name="T1"> </text:span>a<text:span text:style-name="T1"> </text:span>complicated<text:span text:style-name="T1"> </text:span>dance<text:span text:style-name="T1"> </text:span>where<text:span text:style-name="T1"> </text:span>no<text:span text:style-name="T1"> </text:span>one<text:span text:style-name="T1"> </text:span>knows<text:span text:style-name="T1"> </text:span>the<text:span text:style-name="T1"> </text:span>steps<text:span text:style-name="T1"> </text:span>but<text:span text:style-name="T1"> </text:span>everybody<text:span text:style-name="T1"> </text:span>knows<text:span text:style-name="T1"> </text:span>when<text:span text:style-name="T1"> </text:span>you've<text:span text:style-name="T1"> </text:span>made<text:span text:style-name="T1"> </text:span>a<text:span text:style-name="T1"> </text:span>mistake.<text:span text:style-name="T1"> </text:span>It's<text:span text:style-name="T1"> </text:span>okay<text:span text:style-name="T1"> </text:span>to<text:span text:style-name="T1"> </text:span>make<text:span text:style-name="T1"> </text:span>mistakes.<text:span text:style-name="T1"> </text:span>I<text:span text:style-name="T1"> </text:span>made<text:span text:style-name="T1"> </text:span>many<text:span text:style-name="T1"> </text:span>mistakes<text:span text:style-name="T1"> </text:span>in<text:span text:style-name="T1"> </text:span>getting<text:span text:style-name="T1"> </text:span>to<text:span text:style-name="T1"> </text:span>know<text:span text:style-name="T1"> </text:span>Kevin,<text:span text:style-name="T1"> </text:span>like<text:span text:style-name="T1"> </text:span>not<text:span text:style-name="T1"> </text:span>asking<text:span text:style-name="T1"> </text:span>about<text:span text:style-name="T1"> </text:span>how<text:span text:style-name="T1"> </text:span>he<text:span text:style-name="T1"> </text:span>felt<text:span text:style-name="T1"> </text:span>around<text:span text:style-name="T1"> </text:span>strangers.<text:span text:style-name="T1"> </text:span>He<text:span text:style-name="T1"> </text:span>made<text:span text:style-name="T1"> </text:span>mistakes<text:span text:style-name="T1"> </text:span>as<text:span text:style-name="T1"> </text:span>well,<text:span text:style-name="T1"> </text:span>but<text:span text:style-name="T1"> </text:span>when<text:span text:style-name="T1"> </text:span>you<text:span text:style-name="T1"> </text:span>care<text:span text:style-name="T1"> </text:span>about<text:span text:style-name="T1"> </text:span>someone<text:span text:style-name="T1"> </text:span>the<text:span text:style-name="T1"> </text:span>way<text:span text:style-name="T1"> </text:span>I<text:span text:style-name="T1"> </text:span>have<text:span text:style-name="T1"> </text:span>always<text:span text:style-name="T1"> </text:span>cared<text:span text:style-name="T1"> </text:span>for<text:span text:style-name="T1"> </text:span>Kevin<text:span text:style-name="T1"> </text:span>your<text:span text:style-name="T1"> </text:span>ability<text:span text:style-name="T1"> </text:span>to<text:span text:style-name="T1"> </text:span>put<text:span text:style-name="T1"> </text:span>up<text:span text:style-name="T1"> </text:span>with<text:span text:style-name="T1"> </text:span>the<text:span text:style-name="T1"> </text:span>difference<text:span text:style-name="T1"> </text:span>in<text:span text:style-name="T1"> </text:span>their<text:span text:style-name="T1"> </text:span>way<text:span text:style-name="T1"> </text:span>of<text:span text:style-name="T1"> </text:span>living<text:span text:style-name="T1"> </text:span>grows<text:span text:style-name="T1"> </text:span>stronger<text:span text:style-name="T1"> </text:span>the<text:span text:style-name="T1"> </text:span>more<text:span text:style-name="T1"> </text:span>endearing<text:span text:style-name="T1"> </text:span>they<text:span text:style-name="T1"> </text:span>become<text:span text:style-name="T1"> </text:span>to<text:span text:style-name="T1"> </text:span>you.<text:line-break/><text:line-break/>The<text:span text:style-name="T1"> </text:span>values<text:span text:style-name="T1"> </text:span>of<text:span text:style-name="T1"> </text:span>a<text:span text:style-name="T1"> </text:span>skiltaire<text:span text:style-name="T1"> </text:span>with<text:span text:style-name="T1"> </text:span>companions<text:span text:style-name="T1"> </text:span>might<text:span text:style-name="T1"> </text:span>be<text:span text:style-name="T1"> </text:span>different<text:span text:style-name="T1"> </text:span>from<text:span text:style-name="T1"> </text:span>those<text:span text:style-name="T1"> </text:span>of<text:span text:style-name="T1"> </text:span>humans.<text:span text:style-name="T1"> </text:span>It's<text:span text:style-name="T1"> </text:span>been<text:span text:style-name="T1"> </text:span>my<text:span text:style-name="T1"> </text:span>observation<text:span text:style-name="T1"> </text:span>that<text:span text:style-name="T1"> </text:span>humans<text:span text:style-name="T1"> </text:span>place<text:span text:style-name="T1"> </text:span>a<text:span text:style-name="T1"> </text:span>lot<text:span text:style-name="T1"> </text:span>of<text:span text:style-name="T1"> </text:span>weight<text:span text:style-name="T1"> </text:span>on<text:span text:style-name="T1"> </text:span>material<text:span text:style-name="T1"> </text:span>factors<text:span text:style-name="T1"> </text:span>in<text:span text:style-name="T1"> </text:span>relationships.<text:span text:style-name="T1"> </text:span>That's<text:span text:style-name="T1"> </text:span>vague!<text:span text:style-name="T1"> </text:span>Let<text:span text:style-name="T1"> </text:span>me<text:span text:style-name="T1"> </text:span>try<text:span text:style-name="T1"> </text:span>to<text:span text:style-name="T1"> </text:span>elaborate.<text:span text:style-name="T1"> </text:span>In<text:span text:style-name="T1"> </text:span>places<text:span text:style-name="T1"> </text:span>where<text:span text:style-name="T1"> </text:span>there's<text:span text:style-name="T1"> </text:span>not<text:span text:style-name="T1"> </text:span>enough<text:span text:style-name="T1"> </text:span>of<text:span text:style-name="T1"> </text:span>yourself<text:span text:style-name="T1"> </text:span>to<text:span text:style-name="T1"> </text:span>make<text:span text:style-name="T1"> </text:span>up<text:span text:style-name="T1"> </text:span>for<text:span text:style-name="T1"> </text:span>what<text:span text:style-name="T1"> </text:span>is<text:span text:style-name="T1"> </text:span>missing<text:span text:style-name="T1"> </text:span>in<text:span text:style-name="T1"> </text:span>resources,<text:span text:style-name="T1"> </text:span>you<text:span text:style-name="T1"> </text:span>judge<text:span text:style-name="T1"> </text:span>your<text:span text:style-name="T1"> </text:span>companion's<text:span text:style-name="T1"> </text:span>worth<text:span text:style-name="T1"> </text:span>by<text:span text:style-name="T1"> </text:span>their<text:span text:style-name="T1"> </text:span>actions<text:span text:style-name="T1"> </text:span>in<text:span text:style-name="T1"> </text:span>relation<text:span text:style-name="T1"> </text:span>to<text:span text:style-name="T1"> </text:span>those<text:span text:style-name="T1"> </text:span>resources.<text:span text:style-name="T1"> </text:span>Human<text:span text:style-name="T1"> </text:span>relationships<text:span text:style-name="T1"> </text:span>are<text:span text:style-name="T1"> </text:span>based<text:span text:style-name="T1"> </text:span>on<text:span text:style-name="T1"> </text:span>resource<text:span text:style-name="T1"> </text:span>management<text:span text:style-name="T1"> </text:span>and<text:span text:style-name="T1"> </text:span>there<text:span text:style-name="T1"> </text:span>are<text:span text:style-name="T1"> </text:span>several<text:span text:style-name="T1"> </text:span>types<text:span text:style-name="T1"> </text:span>of<text:span text:style-name="T1"> </text:span>resources.<text:span text:style-name="T1"> </text:span>Your<text:span text:style-name="T1"> </text:span>body<text:span text:style-name="T1"> </text:span>is<text:span text:style-name="T1"> </text:span>a<text:span text:style-name="T1"> </text:span>resource,<text:span text:style-name="T1"> </text:span>your<text:span text:style-name="T1"> </text:span>mind<text:span text:style-name="T1"> </text:span>is<text:span text:style-name="T1"> </text:span>a<text:span text:style-name="T1"> </text:span>resource<text:span text:style-name="T1"> </text:span>and<text:span text:style-name="T1"> </text:span>your<text:span text:style-name="T1"> </text:span>possessions<text:span text:style-name="T1"> </text:span>are<text:span text:style-name="T1"> </text:span>resources,<text:span text:style-name="T1"> </text:span>too.<text:span text:style-name="T1"> </text:span>In<text:span text:style-name="T1"> </text:span>what<text:span text:style-name="T1"> </text:span>I<text:span text:style-name="T1"> </text:span>call<text:span text:style-name="T1"> </text:span>a<text:span text:style-name="T1"> </text:span>strong<text:span text:style-name="T1"> </text:span>relationship<text:span text:style-name="T1"> </text:span>one<text:span text:style-name="T1"> </text:span>human<text:span text:style-name="T1"> </text:span>values<text:span text:style-name="T1"> </text:span>the<text:span text:style-name="T1"> </text:span>discretion<text:span text:style-name="T1"> </text:span>of<text:span text:style-name="T1"> </text:span>another<text:span text:style-name="T1"> </text:span>in<text:span text:style-name="T1"> </text:span>allocating<text:span text:style-name="T1"> </text:span>these<text:span text:style-name="T1"> </text:span>resources<text:span text:style-name="T1"> </text:span>by<text:span text:style-name="T1"> </text:span>priority.<text:span text:style-name="T1"> </text:span>First,<text:span text:style-name="T1"> </text:span>physically,<text:span text:style-name="T1"> </text:span>humans<text:span text:style-name="T1"> </text:span>prefer<text:span text:style-name="T1"> </text:span>that<text:span text:style-name="T1"> </text:span>their<text:span text:style-name="T1"> </text:span>partners<text:span text:style-name="T1"> </text:span>reserve<text:span text:style-name="T1"> </text:span>some<text:span text:style-name="T1"> </text:span>kinds<text:span text:style-name="T1"> </text:span>of<text:span text:style-name="T1"> </text:span>physical<text:span text:style-name="T1"> </text:span>contact<text:span text:style-name="T1"> </text:span>for<text:span text:style-name="T1"> </text:span>the<text:span text:style-name="T1"> </text:span>one<text:span text:style-name="T1"> </text:span>they<text:span text:style-name="T1"> </text:span>call<text:span text:style-name="T1"> </text:span>their<text:span text:style-name="T1"> </text:span>partner.<text:span text:style-name="T1"> </text:span>Secondly,<text:span text:style-name="T1"> </text:span>emotional<text:span text:style-name="T1"> </text:span>resources.<text:span text:style-name="T1"> </text:span>People<text:span text:style-name="T1"> </text:span>need<text:span text:style-name="T1"> </text:span>to<text:span text:style-name="T1"> </text:span>feel<text:span text:style-name="T1"> </text:span>that<text:span text:style-name="T1"> </text:span>they<text:span text:style-name="T1"> </text:span>have<text:span text:style-name="T1"> </text:span>a<text:span text:style-name="T1"> </text:span>strong<text:span text:style-name="T1"> </text:span>bond<text:span text:style-name="T1"> </text:span>with<text:span text:style-name="T1"> </text:span>their<text:span text:style-name="T1"> </text:span>partner.<text:span text:style-name="T1"> </text:span>The<text:span text:style-name="T1"> </text:span>bond,<text:span text:style-name="T1"> </text:span>for<text:span text:style-name="T1"> </text:span>them,<text:span text:style-name="T1"> </text:span>comes<text:span text:style-name="T1"> </text:span>from<text:span text:style-name="T1"> </text:span>having<text:span text:style-name="T1"> </text:span>priority<text:span text:style-name="T1"> </text:span>access<text:span text:style-name="T1"> </text:span>to<text:span text:style-name="T1"> </text:span>filtering<text:span text:style-name="T1"> </text:span>their<text:span text:style-name="T1"> </text:span>thoughts<text:span text:style-name="T1"> </text:span>through<text:span text:style-name="T1"> </text:span>the<text:span text:style-name="T1"> </text:span>mind<text:span text:style-name="T1"> </text:span>of<text:span text:style-name="T1"> </text:span>their<text:span text:style-name="T1"> </text:span>partner.<text:span text:style-name="T1"> </text:span>I'm<text:span text:style-name="T1"> </text:span>there<text:span text:style-name="T1"> </text:span>for<text:span text:style-name="T1"> </text:span>you,<text:span text:style-name="T1"> </text:span>you're<text:span text:style-name="T1"> </text:span>there<text:span text:style-name="T1"> </text:span>for<text:span text:style-name="T1"> </text:span>me.<text:span text:style-name="T1"> </text:span>The<text:span text:style-name="T1"> </text:span>other<text:span text:style-name="T1"> </text:span>type<text:span text:style-name="T1"> </text:span>of<text:span text:style-name="T1"> </text:span>resource<text:span text:style-name="T1"> </text:span>is<text:span text:style-name="T1"> </text:span>asset<text:span text:style-name="T1"> </text:span>flow.<text:span text:style-name="T1"> </text:span>Primary<text:span text:style-name="T1"> </text:span>companions<text:span text:style-name="T1"> </text:span>for<text:span text:style-name="T1"> </text:span>humans<text:span text:style-name="T1"> </text:span>assume<text:span text:style-name="T1"> </text:span>priority<text:span text:style-name="T1"> </text:span>access<text:span text:style-name="T1"> </text:span>to<text:span text:style-name="T1"> </text:span>the<text:span text:style-name="T1"> </text:span>flow<text:span text:style-name="T1"> </text:span>of<text:span text:style-name="T1"> </text:span>assets<text:span text:style-name="T1"> </text:span>such<text:span text:style-name="T1"> </text:span>as<text:span text:style-name="T1"> </text:span>money,<text:span text:style-name="T1"> </text:span>possessions<text:span text:style-name="T1"> </text:span>and<text:span text:style-name="T1"> </text:span>opportunities<text:span text:style-name="T1"> </text:span>to<text:span text:style-name="T1"> </text:span>acquire<text:span text:style-name="T1"> </text:span>material<text:span text:style-name="T1"> </text:span>resources.<text:span text:style-name="T1"> </text:span>Humans<text:span text:style-name="T1"> </text:span>do<text:span text:style-name="T1"> </text:span>not<text:span text:style-name="T1"> </text:span>care<text:span text:style-name="T1"> </text:span>for<text:span text:style-name="T1"> </text:span>humans<text:span text:style-name="T1"> </text:span>just<text:span text:style-name="T1"> </text:span>for<text:span text:style-name="T1"> </text:span>the<text:span text:style-name="T1"> </text:span>sake<text:span text:style-name="T1"> </text:span>of<text:span text:style-name="T1"> </text:span>experiencing<text:span text:style-name="T1"> </text:span>one<text:span text:style-name="T1"> </text:span>another.<text:line-break/><text:line-break/>There<text:span text:style-name="T1"> </text:span>is<text:span text:style-name="T1"> </text:span>a<text:span text:style-name="T1"> </text:span>carefully<text:span text:style-name="T1"> </text:span>cultured<text:span text:style-name="T1"> </text:span>facade<text:span text:style-name="T1"> </text:span>in<text:span text:style-name="T1"> </text:span>human<text:span text:style-name="T1"> </text:span>existence<text:span text:style-name="T1"> </text:span>called<text:span text:style-name="T1"> </text:span>the<text:span text:style-name="T1"> </text:span>human<text:span text:style-name="T1"> </text:span>condition.<text:span text:style-name="T1"> </text:span>It<text:span text:style-name="T1"> </text:span>is<text:span text:style-name="T1"> </text:span>the<text:span text:style-name="T1"> </text:span>collection<text:span text:style-name="T1"> </text:span>of<text:span text:style-name="T1"> </text:span>structured<text:span text:style-name="T1"> </text:span>facets<text:span text:style-name="T1"> </text:span>of<text:span text:style-name="T1"> </text:span>focus<text:span text:style-name="T1"> </text:span>on<text:span text:style-name="T1"> </text:span>tasks<text:span text:style-name="T1"> </text:span>and<text:span text:style-name="T1"> </text:span>procedures<text:span text:style-name="T1"> </text:span>that<text:span text:style-name="T1"> </text:span>creates<text:span text:style-name="T1"> </text:span>a<text:span text:style-name="T1"> </text:span>system<text:span text:style-name="T1"> </text:span>of<text:span text:style-name="T1"> </text:span>thought<text:span text:style-name="T1"> </text:span>and<text:span text:style-name="T1"> </text:span>position<text:span text:style-name="T1"> </text:span>in<text:span text:style-name="T1"> </text:span>the<text:span text:style-name="T1"> </text:span>structure<text:span text:style-name="T1"> </text:span>of<text:span text:style-name="T1"> </text:span>human<text:span text:style-name="T1"> </text:span>society,<text:span text:style-name="T1"> </text:span>as<text:span text:style-name="T1"> </text:span>it<text:span text:style-name="T1"> </text:span>is<text:span text:style-name="T1"> </text:span>called.<text:span text:style-name="T1"> </text:span>This<text:span text:style-name="T1"> </text:span>variable<text:span text:style-name="T1"> </text:span>system<text:span text:style-name="T1"> </text:span>works<text:span text:style-name="T1"> </text:span>for<text:span text:style-name="T1"> </text:span>most<text:span text:style-name="T1"> </text:span>situations,<text:span text:style-name="T1"> </text:span>but<text:span text:style-name="T1"> </text:span>as<text:span text:style-name="T1"> </text:span>with<text:span text:style-name="T1"> </text:span>any<text:span text:style-name="T1"> </text:span>good<text:span text:style-name="T1"> </text:span>system<text:span text:style-name="T1"> </text:span>there<text:span text:style-name="T1"> </text:span>are<text:span text:style-name="T1"> </text:span>exceptions.<text:span text:style-name="T1"> </text:span>For<text:span text:style-name="T1"> </text:span>example,<text:span text:style-name="T1"> </text:span>there<text:span text:style-name="T1"> </text:span>are<text:span text:style-name="T1"> </text:span>sometimes<text:span text:style-name="T1"> </text:span>conflicts<text:span text:style-name="T1"> </text:span>in<text:span text:style-name="T1"> </text:span>priority.<text:span text:style-name="T1"> </text:span>It's<text:span text:style-name="T1"> </text:span>sometimes<text:span text:style-name="T1"> </text:span>called<text:span text:style-name="T1"> </text:span>a<text:span text:style-name="T1"> </text:span>moral<text:span text:style-name="T1"> </text:span>dilemma,<text:span text:style-name="T1"> </text:span>but<text:span text:style-name="T1"> </text:span>that's<text:span text:style-name="T1"> </text:span>a<text:span text:style-name="T1"> </text:span>religious<text:span text:style-name="T1"> </text:span>term.<text:span text:style-name="T1"> </text:span>It's<text:span text:style-name="T1"> </text:span>been<text:span text:style-name="T1"> </text:span>generalized<text:span text:style-name="T1"> </text:span>to<text:span text:style-name="T1"> </text:span>mean<text:span text:style-name="T1"> </text:span>any<text:span text:style-name="T1"> </text:span>functional<text:span text:style-name="T1"> </text:span>change<text:span text:style-name="T1"> </text:span>in<text:span text:style-name="T1"> </text:span>the<text:span text:style-name="T1"> </text:span>human<text:span text:style-name="T1"> </text:span>condition<text:span text:style-name="T1"> </text:span>where<text:span text:style-name="T1"> </text:span>established<text:span text:style-name="T1"> </text:span>rules<text:span text:style-name="T1"> </text:span>of<text:span text:style-name="T1"> </text:span>priority<text:span text:style-name="T1"> </text:span>can't<text:span text:style-name="T1"> </text:span>be<text:span text:style-name="T1"> </text:span>applied<text:span text:style-name="T1"> </text:span>because<text:span text:style-name="T1"> </text:span>both<text:span text:style-name="T1"> </text:span>options<text:span text:style-name="T1"> </text:span>are<text:span text:style-name="T1"> </text:span>equally<text:span text:style-name="T1"> </text:span>qualified.<text:span text:style-name="T1"> </text:span>Sometimes<text:span text:style-name="T1"> </text:span>the<text:span text:style-name="T1"> </text:span>solution<text:span text:style-name="T1"> </text:span>is<text:span text:style-name="T1"> </text:span>not<text:span text:style-name="T1"> </text:span>visible<text:span text:style-name="T1"> </text:span>to<text:span text:style-name="T1"> </text:span>the<text:span text:style-name="T1"> </text:span>human<text:span text:style-name="T1"> </text:span>eye<text:span text:style-name="T1"> </text:span>because<text:span text:style-name="T1"> </text:span>all<text:span text:style-name="T1"> </text:span>of<text:span text:style-name="T1"> </text:span>the<text:span text:style-name="T1"> </text:span>important<text:span text:style-name="T1"> </text:span>factors<text:span text:style-name="T1"> </text:span>in<text:span text:style-name="T1"> </text:span>making<text:span text:style-name="T1"> </text:span>a<text:span text:style-name="T1"> </text:span>decision<text:span text:style-name="T1"> </text:span>stand<text:span text:style-name="T1"> </text:span>in<text:span text:style-name="T1"> </text:span>the<text:span text:style-name="T1"> </text:span>way.<text:line-break/><text:line-break/>The<text:span text:style-name="T1"> </text:span>resource<text:span text:style-name="T1"> </text:span>allocation<text:span text:style-name="T1"> </text:span>idea<text:span text:style-name="T1"> </text:span>applies<text:span text:style-name="T1"> </text:span>neatly<text:span text:style-name="T1"> </text:span>to<text:span text:style-name="T1"> </text:span>this<text:span text:style-name="T1"> </text:span>problem!<text:span text:style-name="T1"> </text:span>Imagine<text:span text:style-name="T1"> </text:span>you<text:span text:style-name="T1"> </text:span>have<text:span text:style-name="T1"> </text:span>a<text:span text:style-name="T1"> </text:span>box<text:span text:style-name="T1"> </text:span>that<text:span text:style-name="T1"> </text:span>has<text:span text:style-name="T1"> </text:span>a<text:span text:style-name="T1"> </text:span>button<text:span text:style-name="T1"> </text:span>on<text:span text:style-name="T1"> </text:span>it<text:span text:style-name="T1"> </text:span>that<text:span text:style-name="T1"> </text:span>you<text:span text:style-name="T1"> </text:span>can<text:span text:style-name="T1"> </text:span>push.<text:span text:style-name="T1"> </text:span>Every<text:span text:style-name="T1"> </text:span>time<text:span text:style-name="T1"> </text:span>you<text:span text:style-name="T1"> </text:span>press<text:span text:style-name="T1"> </text:span>the<text:span text:style-name="T1"> </text:span>button<text:span text:style-name="T1"> </text:span>you<text:span text:style-name="T1"> </text:span>increment<text:span text:style-name="T1"> </text:span>your<text:span text:style-name="T1"> </text:span>access<text:span text:style-name="T1"> </text:span>to<text:span text:style-name="T1"> </text:span>a<text:span text:style-name="T1"> </text:span>resource<text:span text:style-name="T1"> </text:span>that<text:span text:style-name="T1"> </text:span>is<text:span text:style-name="T1"> </text:span>valuable<text:span text:style-name="T1"> </text:span>to<text:span text:style-name="T1"> </text:span>you<text:span text:style-name="T1"> </text:span>but<text:span text:style-name="T1"> </text:span>someone<text:span text:style-name="T1"> </text:span>somewhere<text:span text:style-name="T1"> </text:span>dies.<text:span text:style-name="T1"> </text:span>An<text:span text:style-name="T1"> </text:span>example<text:span text:style-name="T1"> </text:span>might<text:span text:style-name="T1"> </text:span>be<text:span text:style-name="T1"> </text:span>a<text:span text:style-name="T1"> </text:span>million<text:span text:style-name="T1"> </text:span>dollars.<text:span text:style-name="T1"> </text:span>Every<text:span text:style-name="T1"> </text:span>time<text:span text:style-name="T1"> </text:span>you<text:span text:style-name="T1"> </text:span>push<text:span text:style-name="T1"> </text:span>the<text:span text:style-name="T1"> </text:span>button<text:span text:style-name="T1"> </text:span>you<text:span text:style-name="T1"> </text:span>get<text:span text:style-name="T1"> </text:span>a<text:span text:style-name="T1"> </text:span>million<text:span text:style-name="T1"> </text:span>dollars<text:span text:style-name="T1"> </text:span>and<text:span text:style-name="T1"> </text:span>someone<text:span text:style-name="T1"> </text:span>dies.<text:span text:style-name="T1"> </text:span>The<text:span text:style-name="T1"> </text:span>person<text:span text:style-name="T1"> </text:span>who<text:span text:style-name="T1"> </text:span>dies<text:span text:style-name="T1"> </text:span>is<text:span text:style-name="T1"> </text:span>completely<text:span text:style-name="T1"> </text:span>random<text:span text:style-name="T1"> </text:span>but<text:span text:style-name="T1"> </text:span>it<text:span text:style-name="T1"> </text:span>can't<text:span text:style-name="T1"> </text:span>be<text:span text:style-name="T1"> </text:span>you.<text:span text:style-name="T1"> </text:span>It<text:span text:style-name="T1"> </text:span>might<text:span text:style-name="T1"> </text:span>be<text:span text:style-name="T1"> </text:span>someone<text:span text:style-name="T1"> </text:span>you've<text:span text:style-name="T1"> </text:span>never<text:span text:style-name="T1"> </text:span>met<text:span text:style-name="T1"> </text:span>in<text:span text:style-name="T1"> </text:span>a<text:span text:style-name="T1"> </text:span>place<text:span text:style-name="T1"> </text:span>you<text:span text:style-name="T1"> </text:span>have<text:span text:style-name="T1"> </text:span>never<text:span text:style-name="T1"> </text:span>seen<text:span text:style-name="T1"> </text:span>or<text:span text:style-name="T1"> </text:span>it<text:span text:style-name="T1"> </text:span>might<text:span text:style-name="T1"> </text:span>be<text:span text:style-name="T1"> </text:span>your<text:span text:style-name="T1"> </text:span>mother.<text:span text:style-name="T1"> </text:span>A<text:span text:style-name="T1"> </text:span>human<text:span text:style-name="T1"> </text:span>would<text:span text:style-name="T1"> </text:span>think<text:span text:style-name="T1"> </text:span>about<text:span text:style-name="T1"> </text:span>the<text:span text:style-name="T1"> </text:span>benefits<text:span text:style-name="T1"> </text:span>of<text:span text:style-name="T1"> </text:span>incremental<text:span text:style-name="T1"> </text:span>access<text:span text:style-name="T1"> </text:span>to<text:span text:style-name="T1"> </text:span>resources<text:span text:style-name="T1"> </text:span>and<text:span text:style-name="T1"> </text:span>how<text:span text:style-name="T1"> </text:span>they<text:span text:style-name="T1"> </text:span>would<text:span text:style-name="T1"> </text:span>apply<text:span text:style-name="T1"> </text:span>first<text:span text:style-name="T1"> </text:span>to<text:span text:style-name="T1"> </text:span>their<text:span text:style-name="T1"> </text:span>situation<text:span text:style-name="T1"> </text:span>and<text:span text:style-name="T1"> </text:span>then<text:span text:style-name="T1"> </text:span>to<text:span text:style-name="T1"> </text:span>that<text:span text:style-name="T1"> </text:span>of<text:span text:style-name="T1"> </text:span>their<text:span text:style-name="T1"> </text:span>family,<text:span text:style-name="T1"> </text:span>then<text:span text:style-name="T1"> </text:span>friends<text:span text:style-name="T1"> </text:span>and<text:span text:style-name="T1"> </text:span>so<text:span text:style-name="T1"> </text:span>on<text:span text:style-name="T1"> </text:span>outward<text:span text:style-name="T1"> </text:span>until<text:span text:style-name="T1"> </text:span>the<text:span text:style-name="T1"> </text:span>needs<text:span text:style-name="T1"> </text:span>of<text:span text:style-name="T1"> </text:span>every<text:span text:style-name="T1"> </text:span>important<text:span text:style-name="T1"> </text:span>person<text:span text:style-name="T1"> </text:span>in<text:span text:style-name="T1"> </text:span>their<text:span text:style-name="T1"> </text:span>life<text:span text:style-name="T1"> </text:span>have<text:span text:style-name="T1"> </text:span>been<text:span text:style-name="T1"> </text:span>quenched.<text:span text:style-name="T1"> </text:span>While<text:span text:style-name="T1"> </text:span>considering<text:span text:style-name="T1"> </text:span>the<text:span text:style-name="T1"> </text:span>consequences<text:span text:style-name="T1"> </text:span>they<text:span text:style-name="T1"> </text:span>might<text:span text:style-name="T1"> </text:span>think<text:span text:style-name="T1"> </text:span>of<text:span text:style-name="T1"> </text:span>how<text:span text:style-name="T1"> </text:span>much<text:span text:style-name="T1"> </text:span>the<text:span text:style-name="T1"> </text:span>resource<text:span text:style-name="T1"> </text:span>access<text:span text:style-name="T1"> </text:span>would<text:span text:style-name="T1"> </text:span>help<text:span text:style-name="T1"> </text:span>immediately.<text:span text:style-name="T1"> </text:span>An<text:span text:style-name="T1"> </text:span>attempt<text:span text:style-name="T1"> </text:span>to<text:span text:style-name="T1"> </text:span>weigh<text:span text:style-name="T1"> </text:span>the<text:span text:style-name="T1"> </text:span>value<text:span text:style-name="T1"> </text:span>of<text:span text:style-name="T1"> </text:span>an<text:span text:style-name="T1"> </text:span>unknown<text:span text:style-name="T1"> </text:span>quantity<text:span text:style-name="T1"> </text:span>against<text:span text:style-name="T1"> </text:span>that<text:span text:style-name="T1"> </text:span>of<text:span text:style-name="T1"> </text:span>an<text:span text:style-name="T1"> </text:span>established<text:span text:style-name="T1"> </text:span>one<text:span text:style-name="T1"> </text:span>creates<text:span text:style-name="T1"> </text:span>a<text:span text:style-name="T1"> </text:span>problem.<text:span text:style-name="T1"> </text:span>It<text:span text:style-name="T1"> </text:span>might<text:span text:style-name="T1"> </text:span>not<text:span text:style-name="T1"> </text:span>be<text:span text:style-name="T1"> </text:span>the<text:span text:style-name="T1"> </text:span>same<text:span text:style-name="T1"> </text:span>for<text:span text:style-name="T1"> </text:span>a<text:span text:style-name="T1"> </text:span>skiltaire.<text:span text:style-name="T1"> </text:span>A<text:span text:style-name="T1"> </text:span>skiltaire<text:span text:style-name="T1"> </text:span>would<text:span text:style-name="T1"> </text:span>probably<text:span text:style-name="T1"> </text:span>want<text:span text:style-name="T1"> </text:span>to<text:span text:style-name="T1"> </text:span>know<text:span text:style-name="T1"> </text:span>what<text:span text:style-name="T1"> </text:span>was<text:span text:style-name="T1"> </text:span>inside<text:span text:style-name="T1"> </text:span>the<text:span text:style-name="T1"> </text:span>box.<text:span text:style-name="T1"> </text:span>Kevin<text:span text:style-name="T1"> </text:span>thinks<text:span text:style-name="T1"> </text:span>I<text:span text:style-name="T1"> </text:span>developed<text:span text:style-name="T1"> </text:span>a<text:span text:style-name="T1"> </text:span>strong<text:span text:style-name="T1"> </text:span>relationship<text:span text:style-name="T1"> </text:span>with<text:span text:style-name="T1"> </text:span>him<text:span text:style-name="T1"> </text:span>because<text:span text:style-name="T1"> </text:span>I<text:span text:style-name="T1"> </text:span>want<text:span text:style-name="T1"> </text:span>to<text:span text:style-name="T1"> </text:span>know<text:span text:style-name="T1"> </text:span>what's<text:span text:style-name="T1"> </text:span>inside<text:span text:style-name="T1"> </text:span>the<text:span text:style-name="T1"> </text:span>box.<text:line-break/><text:line-break/>It's<text:span text:style-name="T1"> </text:span>probably<text:span text:style-name="T1"> </text:span>true,<text:span text:style-name="T1"> </text:span>at<text:span text:style-name="T1"> </text:span>least<text:span text:style-name="T1"> </text:span>a<text:span text:style-name="T1"> </text:span>little<text:span text:style-name="T1"> </text:span>bit.<text:span text:style-name="T1"> </text:span>It's<text:span text:style-name="T1"> </text:span>easy<text:span text:style-name="T1"> </text:span>to<text:span text:style-name="T1"> </text:span>say<text:span text:style-name="T1"> </text:span>that<text:span text:style-name="T1"> </text:span>skiltaire<text:span text:style-name="T1"> </text:span>are<text:span text:style-name="T1"> </text:span>interested<text:span text:style-name="T1"> </text:span>in<text:span text:style-name="T1"> </text:span>something<text:span text:style-name="T1"> </text:span>as<text:span text:style-name="T1"> </text:span>long<text:span text:style-name="T1"> </text:span>as<text:span text:style-name="T1"> </text:span>they're<text:span text:style-name="T1"> </text:span>interested<text:span text:style-name="T1"> </text:span>and<text:span text:style-name="T1"> </text:span>once<text:span text:style-name="T1"> </text:span>that's<text:span text:style-name="T1"> </text:span>elapsed<text:span text:style-name="T1"> </text:span>it's<text:span text:style-name="T1"> </text:span>time<text:span text:style-name="T1"> </text:span>to<text:span text:style-name="T1"> </text:span>go<text:span text:style-name="T1"> </text:span>fishing,<text:span text:style-name="T1"> </text:span>or<text:span text:style-name="T1"> </text:span>climb<text:span text:style-name="T1"> </text:span>something.<text:span text:style-name="T1"> </text:span>We<text:span text:style-name="T1"> </text:span>have<text:span text:style-name="T1"> </text:span>the<text:span text:style-name="T1"> </text:span>advantage<text:span text:style-name="T1"> </text:span>of<text:span text:style-name="T1"> </text:span>quick<text:span text:style-name="T1"> </text:span>decision<text:span text:style-name="T1"> </text:span>making<text:span text:style-name="T1"> </text:span>based<text:span text:style-name="T1"> </text:span>on<text:span text:style-name="T1"> </text:span>shared<text:span text:style-name="T1"> </text:span>feelings.<text:span text:style-name="T1"> </text:span>The<text:span text:style-name="T1"> </text:span>barriers<text:span text:style-name="T1"> </text:span>that<text:span text:style-name="T1"> </text:span>exist<text:span text:style-name="T1"> </text:span>between<text:span text:style-name="T1"> </text:span>humans<text:span text:style-name="T1"> </text:span>that<text:span text:style-name="T1"> </text:span>break<text:span text:style-name="T1"> </text:span>their<text:span text:style-name="T1"> </text:span>decision<text:span text:style-name="T1"> </text:span>making<text:span text:style-name="T1"> </text:span>cause<text:span text:style-name="T1"> </text:span>them<text:span text:style-name="T1"> </text:span>to<text:span text:style-name="T1"> </text:span>build<text:span text:style-name="T1"> </text:span>functional<text:span text:style-name="T1"> </text:span>systems<text:span text:style-name="T1"> </text:span>that<text:span text:style-name="T1"> </text:span>evaluate<text:span text:style-name="T1"> </text:span>conditions<text:span text:style-name="T1"> </text:span>based<text:span text:style-name="T1"> </text:span>on<text:span text:style-name="T1"> </text:span>unknown<text:span text:style-name="T1"> </text:span>quantities<text:span text:style-name="T1"> </text:span>such<text:span text:style-name="T1"> </text:span>as<text:span text:style-name="T1"> </text:span>religious<text:span text:style-name="T1"> </text:span>myths,<text:span text:style-name="T1"> </text:span>intuition<text:span text:style-name="T1"> </text:span>or<text:span text:style-name="T1"> </text:span>emotional<text:span text:style-name="T1"> </text:span>charge.<text:span text:style-name="T1"> </text:span>Since<text:span text:style-name="T1"> </text:span>there<text:span text:style-name="T1"> </text:span>is<text:span text:style-name="T1"> </text:span>no<text:span text:style-name="T1"> </text:span>way<text:span text:style-name="T1"> </text:span>to<text:span text:style-name="T1"> </text:span><text:soft-page-break/>be<text:span text:style-name="T1"> </text:span>sure<text:span text:style-name="T1"> </text:span>how<text:span text:style-name="T1"> </text:span>someone<text:span text:style-name="T1"> </text:span>truly<text:span text:style-name="T1"> </text:span>feels<text:span text:style-name="T1"> </text:span>about<text:span text:style-name="T1"> </text:span>something<text:span text:style-name="T1"> </text:span>you<text:span text:style-name="T1"> </text:span>have<text:span text:style-name="T1"> </text:span>to<text:span text:style-name="T1"> </text:span>make<text:span text:style-name="T1"> </text:span>stuff<text:span text:style-name="T1"> </text:span>up.<text:span text:style-name="T1"> </text:span>A<text:span text:style-name="T1"> </text:span>good<text:span text:style-name="T1"> </text:span>amount<text:span text:style-name="T1"> </text:span>of<text:span text:style-name="T1"> </text:span>time<text:span text:style-name="T1"> </text:span>is<text:span text:style-name="T1"> </text:span>spent<text:span text:style-name="T1"> </text:span>making<text:span text:style-name="T1"> </text:span>decisions<text:span text:style-name="T1"> </text:span>using<text:span text:style-name="T1"> </text:span>these<text:span text:style-name="T1"> </text:span>established<text:span text:style-name="T1"> </text:span>systems<text:span text:style-name="T1"> </text:span>of<text:span text:style-name="T1"> </text:span>make<text:span text:style-name="T1"> </text:span>believe,<text:span text:style-name="T1"> </text:span>where<text:span text:style-name="T1"> </text:span>with<text:span text:style-name="T1"> </text:span>skiltaire<text:span text:style-name="T1"> </text:span>a<text:span text:style-name="T1"> </text:span>decision<text:span text:style-name="T1"> </text:span>is<text:span text:style-name="T1"> </text:span>often<text:span text:style-name="T1"> </text:span>made<text:span text:style-name="T1"> </text:span>instantly<text:span text:style-name="T1"> </text:span>and,<text:span text:style-name="T1"> </text:span>often,<text:span text:style-name="T1"> </text:span>without<text:span text:style-name="T1"> </text:span>words.<text:span text:style-name="T1"> </text:span>When<text:span text:style-name="T1"> </text:span>a<text:span text:style-name="T1"> </text:span>skiltaire<text:span text:style-name="T1"> </text:span>encounters<text:span text:style-name="T1"> </text:span>someone<text:span text:style-name="T1"> </text:span>who<text:span text:style-name="T1"> </text:span>doesn't<text:span text:style-name="T1"> </text:span>know<text:span text:style-name="T1"> </text:span>how<text:span text:style-name="T1"> </text:span>they<text:span text:style-name="T1"> </text:span>truly<text:span text:style-name="T1"> </text:span>feel,<text:span text:style-name="T1"> </text:span>such<text:span text:style-name="T1"> </text:span>as<text:span text:style-name="T1"> </text:span>a<text:span text:style-name="T1"> </text:span>human,<text:span text:style-name="T1"> </text:span>they<text:span text:style-name="T1"> </text:span>have<text:span text:style-name="T1"> </text:span>to<text:span text:style-name="T1"> </text:span>learn<text:span text:style-name="T1"> </text:span>to<text:span text:style-name="T1"> </text:span>make<text:span text:style-name="T1"> </text:span>stuff<text:span text:style-name="T1"> </text:span>up.<text:span text:style-name="T1"> </text:span>We<text:span text:style-name="T1"> </text:span>need<text:span text:style-name="T1"> </text:span>to<text:span text:style-name="T1"> </text:span>learn<text:span text:style-name="T1"> </text:span>to<text:span text:style-name="T1"> </text:span>use<text:span text:style-name="T1"> </text:span>pictures,<text:span text:style-name="T1"> </text:span>sounds,<text:span text:style-name="T1"> </text:span>gestures<text:span text:style-name="T1"> </text:span>and<text:span text:style-name="T1"> </text:span>material<text:span text:style-name="T1"> </text:span>value<text:span text:style-name="T1"> </text:span>to<text:span text:style-name="T1"> </text:span>express<text:span text:style-name="T1"> </text:span>our<text:span text:style-name="T1"> </text:span>feelings.<text:span text:style-name="T1"> </text:span>We<text:span text:style-name="T1"> </text:span>need<text:span text:style-name="T1"> </text:span>to<text:span text:style-name="T1"> </text:span>learn<text:span text:style-name="T1"> </text:span>how<text:span text:style-name="T1"> </text:span>to<text:span text:style-name="T1"> </text:span>love.<text:span text:style-name="T1"> </text:span>Since<text:span text:style-name="T1"> </text:span>I<text:span text:style-name="T1"> </text:span>needed<text:span text:style-name="T1"> </text:span>to<text:span text:style-name="T1"> </text:span>learn<text:span text:style-name="T1"> </text:span>how<text:span text:style-name="T1"> </text:span>to<text:span text:style-name="T1"> </text:span>love<text:span text:style-name="T1"> </text:span>like<text:span text:style-name="T1"> </text:span>a<text:span text:style-name="T1"> </text:span>human,<text:span text:style-name="T1"> </text:span>I<text:span text:style-name="T1"> </text:span>needed<text:span text:style-name="T1"> </text:span>to<text:span text:style-name="T1"> </text:span>teach<text:span text:style-name="T1"> </text:span>Kevin<text:span text:style-name="T1"> </text:span>as<text:span text:style-name="T1"> </text:span>well.<text:line-break/><text:line-break/>KEVIN<text:line-break/><text:line-break/>It<text:span text:style-name="T1"> </text:span>starts.<text:line-break/><text:line-break/>Shelly<text:span text:style-name="T1"> </text:span>is<text:span text:style-name="T1"> </text:span>not<text:span text:style-name="T1"> </text:span>the<text:span text:style-name="T1"> </text:span>type<text:span text:style-name="T1"> </text:span>of<text:span text:style-name="T1"> </text:span>skiltaire<text:span text:style-name="T1"> </text:span>to<text:span text:style-name="T1"> </text:span>listen<text:span text:style-name="T1"> </text:span>to<text:span text:style-name="T1"> </text:span>reason<text:span text:style-name="T1"> </text:span>based<text:span text:style-name="T1"> </text:span>on<text:span text:style-name="T1"> </text:span>emotional<text:span text:style-name="T1"> </text:span>decisions.<text:span text:style-name="T1"> </text:span>I<text:span text:style-name="T1"> </text:span>think<text:span text:style-name="T1"> </text:span>he<text:span text:style-name="T1"> </text:span>has<text:span text:style-name="T1"> </text:span>a<text:span text:style-name="T1"> </text:span>pretty<text:span text:style-name="T1"> </text:span>good<text:span text:style-name="T1"> </text:span>understanding<text:span text:style-name="T1"> </text:span>of<text:span text:style-name="T1"> </text:span>how<text:span text:style-name="T1"> </text:span>people<text:span text:style-name="T1"> </text:span>think,<text:span text:style-name="T1"> </text:span>but<text:span text:style-name="T1"> </text:span>like<text:span text:style-name="T1"> </text:span>me,<text:span text:style-name="T1"> </text:span>he<text:span text:style-name="T1"> </text:span>isn't<text:span text:style-name="T1"> </text:span>as<text:span text:style-name="T1"> </text:span>strong<text:span text:style-name="T1"> </text:span>when<text:span text:style-name="T1"> </text:span>it<text:span text:style-name="T1"> </text:span>comes<text:span text:style-name="T1"> </text:span>to<text:span text:style-name="T1"> </text:span>making<text:span text:style-name="T1"> </text:span>leaps<text:span text:style-name="T1"> </text:span>of<text:span text:style-name="T1"> </text:span>faith.<text:span text:style-name="T1"> </text:span>When<text:span text:style-name="T1"> </text:span>I<text:span text:style-name="T1"> </text:span>introduced<text:span text:style-name="T1"> </text:span>him<text:span text:style-name="T1"> </text:span>to<text:span text:style-name="T1"> </text:span>my<text:span text:style-name="T1"> </text:span>apartment<text:span text:style-name="T1"> </text:span>I<text:span text:style-name="T1"> </text:span>could<text:span text:style-name="T1"> </text:span>see<text:span text:style-name="T1"> </text:span>he<text:span text:style-name="T1"> </text:span>didn't<text:span text:style-name="T1"> </text:span>approve<text:span text:style-name="T1"> </text:span>of<text:span text:style-name="T1"> </text:span>my<text:span text:style-name="T1"> </text:span>way<text:span text:style-name="T1"> </text:span>of<text:span text:style-name="T1"> </text:span>life.<text:span text:style-name="T1"> </text:span>It<text:span text:style-name="T1"> </text:span>wasn't<text:span text:style-name="T1"> </text:span>because<text:span text:style-name="T1"> </text:span>he<text:span text:style-name="T1"> </text:span>was<text:span text:style-name="T1"> </text:span>unhappy,<text:span text:style-name="T1"> </text:span>it<text:span text:style-name="T1"> </text:span>was<text:span text:style-name="T1"> </text:span>because<text:span text:style-name="T1"> </text:span>he<text:span text:style-name="T1"> </text:span>saw<text:span text:style-name="T1"> </text:span>it<text:span text:style-name="T1"> </text:span>as<text:span text:style-name="T1"> </text:span>impractical.<text:span text:style-name="T1"> </text:span>One<text:span text:style-name="T1"> </text:span>thing<text:span text:style-name="T1"> </text:span>I<text:span text:style-name="T1"> </text:span>like<text:span text:style-name="T1"> </text:span>about<text:span text:style-name="T1"> </text:span>him<text:span text:style-name="T1"> </text:span>is<text:span text:style-name="T1"> </text:span>that<text:span text:style-name="T1"> </text:span>he's<text:span text:style-name="T1"> </text:span>always<text:span text:style-name="T1"> </text:span>gotten<text:span text:style-name="T1"> </text:span>to<text:span text:style-name="T1"> </text:span>the<text:span text:style-name="T1"> </text:span>point<text:span text:style-name="T1"> </text:span>with<text:span text:style-name="T1"> </text:span>me<text:span text:style-name="T1"> </text:span>because<text:span text:style-name="T1"> </text:span>he<text:span text:style-name="T1"> </text:span>knows<text:span text:style-name="T1"> </text:span>I<text:span text:style-name="T1"> </text:span>respond<text:span text:style-name="T1"> </text:span>best<text:span text:style-name="T1"> </text:span>to<text:span text:style-name="T1"> </text:span>a<text:span text:style-name="T1"> </text:span>plain<text:span text:style-name="T1"> </text:span>statement<text:span text:style-name="T1"> </text:span>of<text:span text:style-name="T1"> </text:span>what<text:span text:style-name="T1"> </text:span>he<text:span text:style-name="T1"> </text:span>wants.<text:span text:style-name="T1"> </text:span>I<text:span text:style-name="T1"> </text:span>want<text:span text:style-name="T1"> </text:span>to<text:span text:style-name="T1"> </text:span>clean.<text:span text:style-name="T1"> </text:span>I<text:span text:style-name="T1"> </text:span>want<text:span text:style-name="T1"> </text:span>you<text:span text:style-name="T1"> </text:span>to<text:span text:style-name="T1"> </text:span>learn<text:span text:style-name="T1"> </text:span>to<text:span text:style-name="T1"> </text:span>clean.<text:span text:style-name="T1"> </text:span>I<text:span text:style-name="T1"> </text:span>want<text:span text:style-name="T1"> </text:span>to<text:span text:style-name="T1"> </text:span>eat.<text:span text:style-name="T1"> </text:span>I<text:span text:style-name="T1"> </text:span>want<text:span text:style-name="T1"> </text:span>you<text:span text:style-name="T1"> </text:span>to<text:span text:style-name="T1"> </text:span>provide<text:span text:style-name="T1"> </text:span>food<text:span text:style-name="T1"> </text:span>for<text:span text:style-name="T1"> </text:span>me<text:span text:style-name="T1"> </text:span>to<text:span text:style-name="T1"> </text:span>eat.<text:span text:style-name="T1"> </text:span>Though<text:span text:style-name="T1"> </text:span>for<text:span text:style-name="T1"> </text:span>a<text:span text:style-name="T1"> </text:span>skiltaire<text:span text:style-name="T1"> </text:span>to<text:span text:style-name="T1"> </text:span>use<text:span text:style-name="T1"> </text:span>direct<text:span text:style-name="T1"> </text:span>statements<text:span text:style-name="T1"> </text:span>like<text:span text:style-name="T1"> </text:span>that<text:span text:style-name="T1"> </text:span>to<text:span text:style-name="T1"> </text:span>a<text:span text:style-name="T1"> </text:span>human<text:span text:style-name="T1"> </text:span>can<text:span text:style-name="T1"> </text:span>be<text:span text:style-name="T1"> </text:span>awkward,<text:span text:style-name="T1"> </text:span>because<text:span text:style-name="T1"> </text:span>it's<text:span text:style-name="T1"> </text:span>unnatural:<text:span text:style-name="T1"> </text:span>The<text:span text:style-name="T1"> </text:span>subtle<text:span text:style-name="T1"> </text:span>undertones<text:span text:style-name="T1"> </text:span>that<text:span text:style-name="T1"> </text:span>make<text:span text:style-name="T1"> </text:span>the<text:span text:style-name="T1"> </text:span>statements<text:span text:style-name="T1"> </text:span>less<text:span text:style-name="T1"> </text:span>brash<text:span text:style-name="T1"> </text:span>are<text:span text:style-name="T1"> </text:span>felt<text:span text:style-name="T1"> </text:span>mutually<text:span text:style-name="T1"> </text:span>through<text:span text:style-name="T1"> </text:span>shared<text:span text:style-name="T1"> </text:span>feelings<text:span text:style-name="T1"> </text:span>between<text:span text:style-name="T1"> </text:span>two<text:span text:style-name="T1"> </text:span>skiltaire,<text:span text:style-name="T1"> </text:span>but<text:span text:style-name="T1"> </text:span>not<text:span text:style-name="T1"> </text:span>between<text:span text:style-name="T1"> </text:span>a<text:span text:style-name="T1"> </text:span>skiltaire<text:span text:style-name="T1"> </text:span>and<text:span text:style-name="T1"> </text:span>a<text:span text:style-name="T1"> </text:span>human.<text:line-break/><text:line-break/>Shelly<text:span text:style-name="T1"> </text:span>told<text:span text:style-name="T1"> </text:span>me<text:span text:style-name="T1"> </text:span>early<text:span text:style-name="T1"> </text:span>on<text:span text:style-name="T1"> </text:span>in<text:span text:style-name="T1"> </text:span>our<text:span text:style-name="T1"> </text:span>whatever-ship<text:span text:style-name="T1"> </text:span>(relationship?<text:span text:style-name="T1"> </text:span>Friendship?)<text:span text:style-name="T1"> </text:span>that<text:span text:style-name="T1"> </text:span>he<text:span text:style-name="T1"> </text:span>wanted<text:span text:style-name="T1"> </text:span>to<text:span text:style-name="T1"> </text:span>make<text:span text:style-name="T1"> </text:span>some<text:span text:style-name="T1"> </text:span>fundamental<text:span text:style-name="T1"> </text:span>changes<text:span text:style-name="T1"> </text:span>to<text:span text:style-name="T1"> </text:span>my<text:span text:style-name="T1"> </text:span>lifestyle<text:span text:style-name="T1"> </text:span>because<text:span text:style-name="T1"> </text:span>they<text:span text:style-name="T1"> </text:span>would<text:span text:style-name="T1"> </text:span>make<text:span text:style-name="T1"> </text:span>me<text:span text:style-name="T1"> </text:span>happier<text:span text:style-name="T1"> </text:span>and<text:span text:style-name="T1"> </text:span>some<text:span text:style-name="T1"> </text:span>others<text:span text:style-name="T1"> </text:span>because<text:span text:style-name="T1"> </text:span>they<text:span text:style-name="T1"> </text:span>would<text:span text:style-name="T1"> </text:span>make<text:span text:style-name="T1"> </text:span>him<text:span text:style-name="T1"> </text:span>happier.<text:span text:style-name="T1"> </text:span>I<text:span text:style-name="T1"> </text:span>was<text:span text:style-name="T1"> </text:span>very<text:span text:style-name="T1"> </text:span>resistant,<text:span text:style-name="T1"> </text:span>then,<text:span text:style-name="T1"> </text:span>to<text:span text:style-name="T1"> </text:span>change<text:span text:style-name="T1"> </text:span>even<text:span text:style-name="T1"> </text:span>though<text:span text:style-name="T1"> </text:span>I<text:span text:style-name="T1"> </text:span>had<text:span text:style-name="T1"> </text:span>developed<text:span text:style-name="T1"> </text:span>a<text:span text:style-name="T1"> </text:span>strong<text:span text:style-name="T1"> </text:span>interest<text:span text:style-name="T1"> </text:span>in<text:span text:style-name="T1"> </text:span>Shelly<text:span text:style-name="T1"> </text:span>as<text:span text:style-name="T1"> </text:span>my<text:span text:style-name="T1"> </text:span>whatever<text:span text:style-name="T1"> </text:span>(friend?<text:span text:style-name="T1"> </text:span>Partner?).<text:span text:style-name="T1"> </text:span>Companion,<text:span text:style-name="T1"> </text:span>I<text:span text:style-name="T1"> </text:span>guess.<text:span text:style-name="T1"> </text:span>You<text:span text:style-name="T1"> </text:span>could<text:span text:style-name="T1"> </text:span>say<text:span text:style-name="T1"> </text:span>I<text:span text:style-name="T1"> </text:span>was<text:span text:style-name="T1"> </text:span>addicted,<text:span text:style-name="T1"> </text:span>in<text:span text:style-name="T1"> </text:span>a<text:span text:style-name="T1"> </text:span>way,<text:span text:style-name="T1"> </text:span>to<text:span text:style-name="T1"> </text:span>the<text:span text:style-name="T1"> </text:span>relationship<text:span text:style-name="T1"> </text:span>we<text:span text:style-name="T1"> </text:span>shared.<text:span text:style-name="T1"> </text:span>A<text:span text:style-name="T1"> </text:span>relationship<text:span text:style-name="T1"> </text:span>that<text:span text:style-name="T1"> </text:span>formed,<text:span text:style-name="T1"> </text:span>for<text:span text:style-name="T1"> </text:span>the<text:span text:style-name="T1"> </text:span>most<text:span text:style-name="T1"> </text:span>part,<text:span text:style-name="T1"> </text:span>in<text:span text:style-name="T1"> </text:span>less<text:span text:style-name="T1"> </text:span>than<text:span text:style-name="T1"> </text:span>a<text:span text:style-name="T1"> </text:span>day.<text:span text:style-name="T1"> </text:span>I<text:span text:style-name="T1"> </text:span>felt<text:span text:style-name="T1"> </text:span>like<text:span text:style-name="T1"> </text:span>Shelly<text:span text:style-name="T1"> </text:span>was<text:span text:style-name="T1"> </text:span>an<text:span text:style-name="T1"> </text:span>important<text:span text:style-name="T1"> </text:span>part<text:span text:style-name="T1"> </text:span>of<text:span text:style-name="T1"> </text:span>my<text:span text:style-name="T1"> </text:span>life<text:span text:style-name="T1"> </text:span>that<text:span text:style-name="T1"> </text:span>had<text:span text:style-name="T1"> </text:span>been<text:span text:style-name="T1"> </text:span>missing,<text:span text:style-name="T1"> </text:span>as<text:span text:style-name="T1"> </text:span>if<text:span text:style-name="T1"> </text:span>I'd<text:span text:style-name="T1"> </text:span>been<text:span text:style-name="T1"> </text:span>looking<text:span text:style-name="T1"> </text:span>for<text:span text:style-name="T1"> </text:span>him,<text:span text:style-name="T1"> </text:span>and<text:span text:style-name="T1"> </text:span>when<text:span text:style-name="T1"> </text:span>I<text:span text:style-name="T1"> </text:span>was<text:span text:style-name="T1"> </text:span>with<text:span text:style-name="T1"> </text:span>him<text:span text:style-name="T1"> </text:span>I<text:span text:style-name="T1"> </text:span>felt<text:span text:style-name="T1"> </text:span>complete.<text:span text:style-name="T1"> </text:span>But<text:span text:style-name="T1"> </text:span>there<text:span text:style-name="T1"> </text:span>was<text:span text:style-name="T1"> </text:span>a<text:span text:style-name="T1"> </text:span>more<text:span text:style-name="T1"> </text:span>powerful<text:span text:style-name="T1"> </text:span>feeling<text:span text:style-name="T1"> </text:span>inside<text:span text:style-name="T1"> </text:span>when<text:span text:style-name="T1"> </text:span>I<text:span text:style-name="T1"> </text:span>was<text:span text:style-name="T1"> </text:span>alone<text:span text:style-name="T1"> </text:span>that<text:span text:style-name="T1"> </text:span>gave<text:span text:style-name="T1"> </text:span>me<text:span text:style-name="T1"> </text:span>a<text:span text:style-name="T1"> </text:span>more<text:span text:style-name="T1"> </text:span>complete<text:span text:style-name="T1"> </text:span>sense<text:span text:style-name="T1"> </text:span>of<text:span text:style-name="T1"> </text:span>wholeness.<text:span text:style-name="T1"> </text:span>I<text:span text:style-name="T1"> </text:span>had<text:span text:style-name="T1"> </text:span>built<text:span text:style-name="T1"> </text:span>my<text:span text:style-name="T1"> </text:span>world<text:span text:style-name="T1"> </text:span>in<text:span text:style-name="T1"> </text:span>such<text:span text:style-name="T1"> </text:span>a<text:span text:style-name="T1"> </text:span>way<text:span text:style-name="T1"> </text:span>that<text:span text:style-name="T1"> </text:span>I<text:span text:style-name="T1"> </text:span>had<text:span text:style-name="T1"> </text:span>everything<text:span text:style-name="T1"> </text:span>I<text:span text:style-name="T1"> </text:span>needed<text:span text:style-name="T1"> </text:span>and<text:span text:style-name="T1"> </text:span>could<text:span text:style-name="T1"> </text:span>function<text:span text:style-name="T1"> </text:span>day<text:span text:style-name="T1"> </text:span>to<text:span text:style-name="T1"> </text:span>day<text:span text:style-name="T1"> </text:span>without<text:span text:style-name="T1"> </text:span>anyone<text:span text:style-name="T1"> </text:span>else<text:span text:style-name="T1"> </text:span>involved.<text:span text:style-name="T1"> </text:span>Adding<text:span text:style-name="T1"> </text:span>Shelly<text:span text:style-name="T1"> </text:span>to<text:span text:style-name="T1"> </text:span>my<text:span text:style-name="T1"> </text:span>life<text:span text:style-name="T1"> </text:span>would<text:span text:style-name="T1"> </text:span>make<text:span text:style-name="T1"> </text:span>things<text:span text:style-name="T1"> </text:span>incredibly<text:span text:style-name="T1"> </text:span>complicated.<text:line-break/><text:line-break/>I'd<text:span text:style-name="T1"> </text:span>have<text:span text:style-name="T1"> </text:span>to<text:span text:style-name="T1"> </text:span>figure<text:span text:style-name="T1"> </text:span>out<text:span text:style-name="T1"> </text:span>how<text:span text:style-name="T1"> </text:span>to<text:span text:style-name="T1"> </text:span>deal<text:span text:style-name="T1"> </text:span>with<text:span text:style-name="T1"> </text:span>financial<text:span text:style-name="T1"> </text:span>changes.<text:span text:style-name="T1"> </text:span>It<text:span text:style-name="T1"> </text:span>was<text:span text:style-name="T1"> </text:span>evident<text:span text:style-name="T1"> </text:span>that<text:span text:style-name="T1"> </text:span>Shelly<text:span text:style-name="T1"> </text:span>had<text:span text:style-name="T1"> </text:span>specific<text:span text:style-name="T1"> </text:span>principles<text:span text:style-name="T1"> </text:span>in<text:span text:style-name="T1"> </text:span>regard<text:span text:style-name="T1"> </text:span>to<text:span text:style-name="T1"> </text:span>finances.<text:span text:style-name="T1"> </text:span>The<text:span text:style-name="T1"> </text:span>way<text:span text:style-name="T1"> </text:span>he<text:span text:style-name="T1"> </text:span>put<text:span text:style-name="T1"> </text:span>it,<text:span text:style-name="T1"> </text:span>"I<text:span text:style-name="T1"> </text:span>need<text:span text:style-name="T1"> </text:span>you<text:span text:style-name="T1"> </text:span>to<text:span text:style-name="T1"> </text:span>pay<text:span text:style-name="T1"> </text:span>for<text:span text:style-name="T1"> </text:span>things<text:span text:style-name="T1"> </text:span>you<text:span text:style-name="T1"> </text:span>need<text:span text:style-name="T1"> </text:span>and<text:span text:style-name="T1"> </text:span>for<text:span text:style-name="T1"> </text:span>me<text:span text:style-name="T1"> </text:span>to<text:span text:style-name="T1"> </text:span>pay<text:span text:style-name="T1"> </text:span>for<text:span text:style-name="T1"> </text:span>things<text:span text:style-name="T1"> </text:span>I<text:span text:style-name="T1"> </text:span>need.<text:span text:style-name="T1"> </text:span>When<text:span text:style-name="T1"> </text:span>I<text:span text:style-name="T1"> </text:span>need<text:span text:style-name="T1"> </text:span>for<text:span text:style-name="T1"> </text:span>you<text:span text:style-name="T1"> </text:span>to<text:span text:style-name="T1"> </text:span>have<text:span text:style-name="T1"> </text:span>something<text:span text:style-name="T1"> </text:span>and<text:span text:style-name="T1"> </text:span>you<text:span text:style-name="T1"> </text:span>can't<text:span text:style-name="T1"> </text:span>afford<text:span text:style-name="T1"> </text:span>it,<text:span text:style-name="T1"> </text:span>I<text:span text:style-name="T1"> </text:span>need<text:span text:style-name="T1"> </text:span>to<text:span text:style-name="T1"> </text:span>pay<text:span text:style-name="T1"> </text:span>for<text:span text:style-name="T1"> </text:span>it.<text:span text:style-name="T1"> </text:span>When<text:span text:style-name="T1"> </text:span>you<text:span text:style-name="T1"> </text:span>need<text:span text:style-name="T1"> </text:span>for<text:span text:style-name="T1"> </text:span>me<text:span text:style-name="T1"> </text:span>to<text:span text:style-name="T1"> </text:span>have<text:span text:style-name="T1"> </text:span>something<text:span text:style-name="T1"> </text:span>that<text:span text:style-name="T1"> </text:span>I<text:span text:style-name="T1"> </text:span>can't<text:span text:style-name="T1"> </text:span>afford,<text:span text:style-name="T1"> </text:span>you<text:span text:style-name="T1"> </text:span>need<text:span text:style-name="T1"> </text:span>to<text:span text:style-name="T1"> </text:span>pay<text:span text:style-name="T1"> </text:span>for<text:span text:style-name="T1"> </text:span>it."<text:span text:style-name="T1"> </text:span>It<text:span text:style-name="T1"> </text:span>seemed<text:span text:style-name="T1"> </text:span>like<text:span text:style-name="T1"> </text:span>a<text:span text:style-name="T1"> </text:span>complicated<text:span text:style-name="T1"> </text:span>system<text:span text:style-name="T1"> </text:span>at<text:span text:style-name="T1"> </text:span>the<text:span text:style-name="T1"> </text:span>time.<text:span text:style-name="T1"> </text:span>He<text:span text:style-name="T1"> </text:span>treated<text:span text:style-name="T1"> </text:span>other<text:span text:style-name="T1"> </text:span>things<text:span text:style-name="T1"> </text:span>similarly.<text:span text:style-name="T1"> </text:span>The<text:span text:style-name="T1"> </text:span>ways<text:span text:style-name="T1"> </text:span>I<text:span text:style-name="T1"> </text:span>saw<text:span text:style-name="T1"> </text:span>it,<text:span text:style-name="T1"> </text:span>if<text:span text:style-name="T1"> </text:span>I<text:span text:style-name="T1"> </text:span>needed<text:span text:style-name="T1"> </text:span>something,<text:span text:style-name="T1"> </text:span>I<text:span text:style-name="T1"> </text:span>bought<text:span text:style-name="T1"> </text:span>it.<text:span text:style-name="T1"> </text:span>If<text:span text:style-name="T1"> </text:span>I<text:span text:style-name="T1"> </text:span>couldn't<text:span text:style-name="T1"> </text:span>afford<text:span text:style-name="T1"> </text:span>it,<text:span text:style-name="T1"> </text:span>I'd<text:span text:style-name="T1"> </text:span>do<text:span text:style-name="T1"> </text:span>without<text:span text:style-name="T1"> </text:span>it.<text:span text:style-name="T1"> </text:span>I<text:span text:style-name="T1"> </text:span>treated<text:span text:style-name="T1"> </text:span>relationships<text:span text:style-name="T1"> </text:span>the<text:span text:style-name="T1"> </text:span>same<text:span text:style-name="T1"> </text:span>way.<text:span text:style-name="T1"> </text:span>If<text:span text:style-name="T1"> </text:span>I<text:span text:style-name="T1"> </text:span>wanted<text:span text:style-name="T1"> </text:span>to<text:span text:style-name="T1"> </text:span>be<text:span text:style-name="T1"> </text:span>around<text:span text:style-name="T1"> </text:span>someone<text:span text:style-name="T1"> </text:span>but<text:span text:style-name="T1"> </text:span>they<text:span text:style-name="T1"> </text:span>wanted<text:span text:style-name="T1"> </text:span>me<text:span text:style-name="T1"> </text:span>to<text:span text:style-name="T1"> </text:span>do<text:span text:style-name="T1"> </text:span>things<text:span text:style-name="T1"> </text:span>I<text:span text:style-name="T1"> </text:span>didn't<text:span text:style-name="T1"> </text:span>like<text:span text:style-name="T1"> </text:span>doing,<text:span text:style-name="T1"> </text:span>I'd<text:span text:style-name="T1"> </text:span>just<text:span text:style-name="T1"> </text:span>stay<text:span text:style-name="T1"> </text:span>by<text:span text:style-name="T1"> </text:span>myself.<text:span text:style-name="T1"> </text:span>That<text:span text:style-name="T1"> </text:span>way<text:span text:style-name="T1"> </text:span>they'd<text:span text:style-name="T1"> </text:span>be<text:span text:style-name="T1"> </text:span>happy<text:span text:style-name="T1"> </text:span>and<text:span text:style-name="T1"> </text:span>so<text:span text:style-name="T1"> </text:span>would<text:span text:style-name="T1"> </text:span>I.<text:span text:style-name="T1"> </text:span>The<text:span text:style-name="T1"> </text:span>affordability<text:span text:style-name="T1"> </text:span>of<text:span text:style-name="T1"> </text:span>interactions<text:span text:style-name="T1"> </text:span>with<text:span text:style-name="T1"> </text:span>people<text:span text:style-name="T1"> </text:span>wasn't<text:span text:style-name="T1"> </text:span>significant<text:span text:style-name="T1"> </text:span>enough<text:span text:style-name="T1"> </text:span>at<text:span text:style-name="T1"> </text:span>the<text:span text:style-name="T1"> </text:span>time<text:span text:style-name="T1"> </text:span>to<text:span text:style-name="T1"> </text:span>justify<text:span text:style-name="T1"> </text:span>changing<text:span text:style-name="T1"> </text:span>my<text:span text:style-name="T1"> </text:span>lifestyle<text:span text:style-name="T1"> </text:span>to<text:span text:style-name="T1"> </text:span>include<text:span text:style-name="T1"> </text:span>one<text:span text:style-name="T1"> </text:span>more.<text:span text:style-name="T1"> </text:span>The<text:span text:style-name="T1"> </text:span>way<text:span text:style-name="T1"> </text:span>I<text:span text:style-name="T1"> </text:span>use<text:span text:style-name="T1"> </text:span>word<text:span text:style-name="T1"> </text:span>"afford"<text:span text:style-name="T1"> </text:span>is<text:span text:style-name="T1"> </text:span>kind<text:span text:style-name="T1"> </text:span>of<text:span text:style-name="T1"> </text:span>weird<text:span text:style-name="T1"> </text:span>to<text:span text:style-name="T1"> </text:span>most<text:span text:style-name="T1"> </text:span>people,<text:span text:style-name="T1"> </text:span>but<text:span text:style-name="T1"> </text:span>I<text:span text:style-name="T1"> </text:span>learned<text:span text:style-name="T1"> </text:span>it<text:span text:style-name="T1"> </text:span>from<text:span text:style-name="T1"> </text:span>Shelly.<text:line-break/><text:line-break/>When<text:span text:style-name="T1"> </text:span>Shelly<text:span text:style-name="T1"> </text:span>says<text:span text:style-name="T1"> </text:span>"afford,"<text:span text:style-name="T1"> </text:span>he<text:span text:style-name="T1"> </text:span>means<text:span text:style-name="T1"> </text:span>is<text:span text:style-name="T1"> </text:span>something<text:span text:style-name="T1"> </text:span>affordable<text:span text:style-name="T1"> </text:span>in<text:span text:style-name="T1"> </text:span>terms<text:span text:style-name="T1"> </text:span>of<text:span text:style-name="T1"> </text:span>whether<text:span text:style-name="T1"> </text:span>or<text:span text:style-name="T1"> </text:span>not<text:span text:style-name="T1"> </text:span>it<text:span text:style-name="T1"> </text:span>makes<text:span text:style-name="T1"> </text:span>sense<text:span text:style-name="T1"> </text:span>to<text:span text:style-name="T1"> </text:span>have<text:span text:style-name="T1"> </text:span>it,<text:span text:style-name="T1"> </text:span>not<text:span text:style-name="T1"> </text:span>whether<text:span text:style-name="T1"> </text:span>or<text:span text:style-name="T1"> </text:span>not<text:span text:style-name="T1"> </text:span>one<text:span text:style-name="T1"> </text:span>has<text:span text:style-name="T1"> </text:span>enough<text:span text:style-name="T1"> </text:span>money<text:span text:style-name="T1"> </text:span>to<text:span text:style-name="T1"> </text:span>pay<text:span text:style-name="T1"> </text:span>for<text:span text:style-name="T1"> </text:span>it.<text:span text:style-name="T1"> </text:span>He<text:span text:style-name="T1"> </text:span>speaks<text:span text:style-name="T1"> </text:span>in<text:span text:style-name="T1"> </text:span>terms<text:span text:style-name="T1"> </text:span>of<text:span text:style-name="T1"> </text:span>affordability<text:span text:style-name="T1"> </text:span>the<text:span text:style-name="T1"> </text:span>way<text:span text:style-name="T1"> </text:span>a<text:span text:style-name="T1"> </text:span>design<text:span text:style-name="T1"> </text:span>engineer<text:span text:style-name="T1"> </text:span>would,<text:span text:style-name="T1"> </text:span>where<text:span text:style-name="T1"> </text:span>affordability<text:span text:style-name="T1"> </text:span>is<text:span text:style-name="T1"> </text:span>used<text:span text:style-name="T1"> </text:span>in<text:span text:style-name="T1"> </text:span>reference<text:span text:style-name="T1"> </text:span>to<text:span text:style-name="T1"> </text:span>accessibility<text:span text:style-name="T1"> </text:span>of<text:span text:style-name="T1"> </text:span>features.<text:span text:style-name="T1"> </text:span>An<text:span text:style-name="T1"> </text:span>object<text:span text:style-name="T1"> </text:span>that<text:span text:style-name="T1"> </text:span>is<text:span text:style-name="T1"> </text:span>too<text:span text:style-name="T1"> </text:span>difficult<text:span text:style-name="T1"> </text:span>to<text:span text:style-name="T1"> </text:span>use<text:span text:style-name="T1"> </text:span>does<text:span text:style-name="T1"> </text:span>not<text:span text:style-name="T1"> </text:span>afford<text:span text:style-name="T1"> </text:span>frequent<text:span text:style-name="T1"> </text:span>use,<text:span text:style-name="T1"> </text:span>therefore<text:span text:style-name="T1"> </text:span>I<text:span text:style-name="T1"> </text:span>can't<text:span text:style-name="T1"> </text:span>afford<text:span text:style-name="T1"> </text:span>its<text:span text:style-name="T1"> </text:span>ownership.<text:span text:style-name="T1"> </text:span>A<text:span text:style-name="T1"> </text:span>three<text:span text:style-name="T1"> </text:span>hundred<text:span text:style-name="T1"> </text:span>pound<text:span text:style-name="T1"> </text:span>weight<text:span text:style-name="T1"> </text:span>requires<text:span text:style-name="T1"> </text:span>more<text:span text:style-name="T1"> </text:span>strength<text:span text:style-name="T1"> </text:span>to<text:span text:style-name="T1"> </text:span>lift<text:span text:style-name="T1"> </text:span>than<text:span text:style-name="T1"> </text:span>I<text:span text:style-name="T1"> </text:span>can<text:span text:style-name="T1"> </text:span>muster.<text:span text:style-name="T1"> </text:span>The<text:span text:style-name="T1"> </text:span>fact<text:span text:style-name="T1"> </text:span>that<text:span text:style-name="T1"> </text:span>I<text:span text:style-name="T1"> </text:span>can't<text:span text:style-name="T1"> </text:span>lift<text:span text:style-name="T1"> </text:span>a<text:span text:style-name="T1"> </text:span>three<text:span text:style-name="T1"> </text:span>hundred<text:span text:style-name="T1"> </text:span>pound<text:span text:style-name="T1"> </text:span>weight<text:span text:style-name="T1"> </text:span>means<text:span text:style-name="T1"> </text:span>that<text:span text:style-name="T1"> </text:span>its<text:span text:style-name="T1"> </text:span>features<text:span text:style-name="T1"> </text:span>are<text:span text:style-name="T1"> </text:span>not<text:span text:style-name="T1"> </text:span>affordable<text:span text:style-name="T1"> </text:span>to<text:span text:style-name="T1"> </text:span>me,<text:span text:style-name="T1"> </text:span>therefore<text:span text:style-name="T1"> </text:span>owning<text:span text:style-name="T1"> </text:span>it<text:span text:style-name="T1"> </text:span>would<text:span text:style-name="T1"> </text:span><text:soft-page-break/>be<text:span text:style-name="T1"> </text:span>pointless,<text:span text:style-name="T1"> </text:span>so<text:span text:style-name="T1"> </text:span>I<text:span text:style-name="T1"> </text:span>can't<text:span text:style-name="T1"> </text:span>afford<text:span text:style-name="T1"> </text:span>it,<text:span text:style-name="T1"> </text:span>even<text:span text:style-name="T1"> </text:span>though<text:span text:style-name="T1"> </text:span>a<text:span text:style-name="T1"> </text:span>three<text:span text:style-name="T1"> </text:span>houndred<text:span text:style-name="T1"> </text:span>pound<text:span text:style-name="T1"> </text:span>weight<text:span text:style-name="T1"> </text:span>may<text:span text:style-name="T1"> </text:span>be<text:span text:style-name="T1"> </text:span>well<text:span text:style-name="T1"> </text:span>within<text:span text:style-name="T1"> </text:span>my<text:span text:style-name="T1"> </text:span>financial<text:span text:style-name="T1"> </text:span>means.<text:line-break/><text:line-break/>At<text:span text:style-name="T1"> </text:span>the<text:span text:style-name="T1"> </text:span>time<text:span text:style-name="T1"> </text:span>I<text:span text:style-name="T1"> </text:span>couldn't<text:span text:style-name="T1"> </text:span>afford<text:span text:style-name="T1"> </text:span>to<text:span text:style-name="T1"> </text:span>integrate<text:span text:style-name="T1"> </text:span>Shelly<text:span text:style-name="T1"> </text:span>into<text:span text:style-name="T1"> </text:span>my<text:span text:style-name="T1"> </text:span>life<text:span text:style-name="T1"> </text:span>and<text:span text:style-name="T1"> </text:span>I<text:span text:style-name="T1"> </text:span>felt<text:span text:style-name="T1"> </text:span>I<text:span text:style-name="T1"> </text:span>had<text:span text:style-name="T1"> </text:span>to<text:span text:style-name="T1"> </text:span>tell<text:span text:style-name="T1"> </text:span>him<text:span text:style-name="T1"> </text:span>so<text:span text:style-name="T1"> </text:span>before<text:span text:style-name="T1"> </text:span>things<text:span text:style-name="T1"> </text:span>came<text:span text:style-name="T1"> </text:span>to<text:span text:style-name="T1"> </text:span>a<text:span text:style-name="T1"> </text:span>head.<text:span text:style-name="T1"> </text:span>But<text:span text:style-name="T1"> </text:span>by<text:span text:style-name="T1"> </text:span>the<text:span text:style-name="T1"> </text:span>time<text:span text:style-name="T1"> </text:span>I<text:span text:style-name="T1"> </text:span>got<text:span text:style-name="T1"> </text:span>around<text:span text:style-name="T1"> </text:span>to<text:span text:style-name="T1"> </text:span>telling<text:span text:style-name="T1"> </text:span>him<text:span text:style-name="T1"> </text:span>I<text:span text:style-name="T1"> </text:span>felt<text:span text:style-name="T1"> </text:span>as<text:span text:style-name="T1"> </text:span>though<text:span text:style-name="T1"> </text:span>the<text:span text:style-name="T1"> </text:span>decision<text:span text:style-name="T1"> </text:span>had<text:span text:style-name="T1"> </text:span>already<text:span text:style-name="T1"> </text:span>been<text:span text:style-name="T1"> </text:span>made<text:span text:style-name="T1"> </text:span>in<text:span text:style-name="T1"> </text:span>his<text:span text:style-name="T1"> </text:span>mind.<text:span text:style-name="T1"> </text:span>He<text:span text:style-name="T1"> </text:span>spoke<text:span text:style-name="T1"> </text:span>to<text:span text:style-name="T1"> </text:span>me<text:span text:style-name="T1"> </text:span>in<text:span text:style-name="T1"> </text:span>terms<text:span text:style-name="T1"> </text:span>of<text:span text:style-name="T1"> </text:span>remedial<text:span text:style-name="T1"> </text:span>change<text:span text:style-name="T1"> </text:span>every<text:span text:style-name="T1"> </text:span>time<text:span text:style-name="T1"> </text:span>I<text:span text:style-name="T1"> </text:span>talked<text:span text:style-name="T1"> </text:span>about<text:span text:style-name="T1"> </text:span>dismissing<text:span text:style-name="T1"> </text:span>him<text:span text:style-name="T1"> </text:span>and<text:span text:style-name="T1"> </text:span>getting<text:span text:style-name="T1"> </text:span>on<text:span text:style-name="T1"> </text:span>with<text:span text:style-name="T1"> </text:span>my<text:span text:style-name="T1"> </text:span>life.<text:span text:style-name="T1"> </text:span>It<text:span text:style-name="T1"> </text:span>was<text:span text:style-name="T1"> </text:span>completely<text:span text:style-name="T1"> </text:span>without<text:span text:style-name="T1"> </text:span>affordability<text:span text:style-name="T1"> </text:span>to<text:span text:style-name="T1"> </text:span>ask<text:span text:style-name="T1"> </text:span>him<text:span text:style-name="T1"> </text:span>to<text:span text:style-name="T1"> </text:span>go<text:span text:style-name="T1"> </text:span>when<text:span text:style-name="T1"> </text:span>I<text:span text:style-name="T1"> </text:span>did,<text:span text:style-name="T1"> </text:span>but<text:span text:style-name="T1"> </text:span>I<text:span text:style-name="T1"> </text:span>did<text:span text:style-name="T1"> </text:span>it<text:span text:style-name="T1"> </text:span>anyways.<text:line-break/><text:line-break/>I<text:span text:style-name="T1"> </text:span>told<text:span text:style-name="T1"> </text:span>him<text:span text:style-name="T1"> </text:span>he<text:span text:style-name="T1"> </text:span>had<text:span text:style-name="T1"> </text:span>to<text:span text:style-name="T1"> </text:span>leave<text:span text:style-name="T1"> </text:span>because<text:span text:style-name="T1"> </text:span>I<text:span text:style-name="T1"> </text:span>was<text:span text:style-name="T1"> </text:span>a<text:span text:style-name="T1"> </text:span>loner.<text:span text:style-name="T1"> </text:span>Because<text:span text:style-name="T1"> </text:span>my<text:span text:style-name="T1"> </text:span>life<text:span text:style-name="T1"> </text:span>was<text:span text:style-name="T1"> </text:span>built<text:span text:style-name="T1"> </text:span>around<text:span text:style-name="T1"> </text:span>just<text:span text:style-name="T1"> </text:span>one<text:span text:style-name="T1"> </text:span>person,<text:span text:style-name="T1"> </text:span>and<text:span text:style-name="T1"> </text:span>because<text:span text:style-name="T1"> </text:span>adding<text:span text:style-name="T1"> </text:span>someone<text:span text:style-name="T1"> </text:span>in<text:span text:style-name="T1"> </text:span>would<text:span text:style-name="T1"> </text:span>be<text:span text:style-name="T1"> </text:span>stressful<text:span text:style-name="T1"> </text:span>for<text:span text:style-name="T1"> </text:span>me.<text:span text:style-name="T1"> </text:span>And<text:span text:style-name="T1"> </text:span>that<text:span text:style-name="T1"> </text:span>in<text:span text:style-name="T1"> </text:span>the<text:span text:style-name="T1"> </text:span>end<text:span text:style-name="T1"> </text:span>it<text:span text:style-name="T1"> </text:span>would<text:span text:style-name="T1"> </text:span>be<text:span text:style-name="T1"> </text:span>stressful<text:span text:style-name="T1"> </text:span>for<text:span text:style-name="T1"> </text:span>him,<text:span text:style-name="T1"> </text:span>too.<text:span text:style-name="T1"> </text:span>So<text:span text:style-name="T1"> </text:span>on<text:span text:style-name="T1"> </text:span>the<text:span text:style-name="T1"> </text:span>third<text:span text:style-name="T1"> </text:span>day<text:span text:style-name="T1"> </text:span>of<text:span text:style-name="T1"> </text:span>his<text:span text:style-name="T1"> </text:span>visit<text:span text:style-name="T1"> </text:span>I<text:span text:style-name="T1"> </text:span>thanked<text:span text:style-name="T1"> </text:span>him<text:span text:style-name="T1"> </text:span>for<text:span text:style-name="T1"> </text:span>cleaning<text:span text:style-name="T1"> </text:span>up<text:span text:style-name="T1"> </text:span>the<text:span text:style-name="T1"> </text:span>bathroom<text:span text:style-name="T1"> </text:span>and<text:span text:style-name="T1"> </text:span>told<text:span text:style-name="T1"> </text:span>him<text:span text:style-name="T1"> </text:span>to<text:span text:style-name="T1"> </text:span>leave.<text:span text:style-name="T1"> </text:span>He<text:span text:style-name="T1"> </text:span>didn't<text:span text:style-name="T1"> </text:span>seem<text:span text:style-name="T1"> </text:span>sad<text:span text:style-name="T1"> </text:span>about<text:span text:style-name="T1"> </text:span>it,<text:span text:style-name="T1"> </text:span>or<text:span text:style-name="T1"> </text:span>angry,<text:span text:style-name="T1"> </text:span>or<text:span text:style-name="T1"> </text:span>disappointed,<text:span text:style-name="T1"> </text:span>which<text:span text:style-name="T1"> </text:span>made<text:span text:style-name="T1"> </text:span>me<text:span text:style-name="T1"> </text:span>a<text:span text:style-name="T1"> </text:span>little<text:span text:style-name="T1"> </text:span>sad,<text:span text:style-name="T1"> </text:span>a<text:span text:style-name="T1"> </text:span>little<text:span text:style-name="T1"> </text:span>angry<text:span text:style-name="T1"> </text:span>and<text:span text:style-name="T1"> </text:span>a<text:span text:style-name="T1"> </text:span>little<text:span text:style-name="T1"> </text:span>disappointed.<text:span text:style-name="T1"> </text:span>I<text:span text:style-name="T1"> </text:span>think<text:span text:style-name="T1"> </text:span>he<text:span text:style-name="T1"> </text:span>knew<text:span text:style-name="T1"> </text:span>it.<text:span text:style-name="T1"> </text:span>He<text:span text:style-name="T1"> </text:span>told<text:span text:style-name="T1"> </text:span>me<text:span text:style-name="T1"> </text:span>he<text:span text:style-name="T1"> </text:span>needed<text:span text:style-name="T1"> </text:span>to<text:span text:style-name="T1"> </text:span>visit<text:span text:style-name="T1"> </text:span>his<text:span text:style-name="T1"> </text:span>family<text:span text:style-name="T1"> </text:span>group<text:span text:style-name="T1"> </text:span>in<text:span text:style-name="T1"> </text:span>California<text:span text:style-name="T1"> </text:span>to<text:span text:style-name="T1"> </text:span>run<text:span text:style-name="T1"> </text:span>some<text:span text:style-name="T1"> </text:span>errands<text:span text:style-name="T1"> </text:span>he'd<text:span text:style-name="T1"> </text:span>meant<text:span text:style-name="T1"> </text:span>to<text:span text:style-name="T1"> </text:span>run<text:span text:style-name="T1"> </text:span>for<text:span text:style-name="T1"> </text:span>some<text:span text:style-name="T1"> </text:span>time<text:span text:style-name="T1"> </text:span>and<text:span text:style-name="T1"> </text:span>that<text:span text:style-name="T1"> </text:span>he<text:span text:style-name="T1"> </text:span>was<text:span text:style-name="T1"> </text:span>grateful<text:span text:style-name="T1"> </text:span>for<text:span text:style-name="T1"> </text:span>the<text:span text:style-name="T1"> </text:span>time<text:span text:style-name="T1"> </text:span>we<text:span text:style-name="T1"> </text:span>had<text:span text:style-name="T1"> </text:span>shared.<text:span text:style-name="T1"> </text:span>Then<text:span text:style-name="T1"> </text:span>he<text:span text:style-name="T1"> </text:span>hugged<text:span text:style-name="T1"> </text:span>me<text:span text:style-name="T1"> </text:span>and<text:span text:style-name="T1"> </text:span>left,<text:span text:style-name="T1"> </text:span>and<text:span text:style-name="T1"> </text:span>I<text:span text:style-name="T1"> </text:span>sighed<text:span text:style-name="T1"> </text:span>a<text:span text:style-name="T1"> </text:span>sigh<text:span text:style-name="T1"> </text:span>of<text:span text:style-name="T1"> </text:span>relief.<text:span text:style-name="T1"> </text:span>I<text:span text:style-name="T1"> </text:span>think<text:span text:style-name="T1"> </text:span>it<text:span text:style-name="T1"> </text:span>was<text:span text:style-name="T1"> </text:span>relief.<text:line-break/><text:line-break/>SHELLY<text:line-break/><text:line-break/>Or<text:span text:style-name="T1"> </text:span>so<text:span text:style-name="T1"> </text:span>he<text:span text:style-name="T1"> </text:span>thought.<text:span text:style-name="T1"> </text:span>This<text:span text:style-name="T1"> </text:span>is<text:span text:style-name="T1"> </text:span>like<text:span text:style-name="T1"> </text:span>the<text:span text:style-name="T1"> </text:span>cut<text:span text:style-name="T1"> </text:span>scene<text:span text:style-name="T1"> </text:span>for<text:span text:style-name="T1"> </text:span>super<text:span text:style-name="T1"> </text:span>heroes<text:span text:style-name="T1"> </text:span>in<text:span text:style-name="T1"> </text:span>the<text:span text:style-name="T1"> </text:span>comic<text:span text:style-name="T1"> </text:span>books.<text:span text:style-name="T1"> </text:span>Meanwhile,<text:span text:style-name="T1"> </text:span>in<text:span text:style-name="T1"> </text:span>Shelly's<text:span text:style-name="T1"> </text:span>brain.<text:line-break/><text:line-break/>I<text:span text:style-name="T1"> </text:span>had<text:span text:style-name="T1"> </text:span>no<text:span text:style-name="T1"> </text:span>intention<text:span text:style-name="T1"> </text:span>of<text:span text:style-name="T1"> </text:span>leaving<text:span text:style-name="T1"> </text:span>for<text:span text:style-name="T1"> </text:span>good.<text:span text:style-name="T1"> </text:span>I<text:span text:style-name="T1"> </text:span>think<text:span text:style-name="T1"> </text:span>Kevin<text:span text:style-name="T1"> </text:span>might<text:span text:style-name="T1"> </text:span>have<text:span text:style-name="T1"> </text:span>realized<text:span text:style-name="T1"> </text:span>that,<text:span text:style-name="T1"> </text:span>and<text:span text:style-name="T1"> </text:span>he<text:span text:style-name="T1"> </text:span>probably<text:span text:style-name="T1"> </text:span>half<text:span text:style-name="T1"> </text:span>expected<text:span text:style-name="T1"> </text:span>to<text:span text:style-name="T1"> </text:span>see<text:span text:style-name="T1"> </text:span>me<text:span text:style-name="T1"> </text:span>again<text:span text:style-name="T1"> </text:span>at<text:span text:style-name="T1"> </text:span>some<text:span text:style-name="T1"> </text:span>point.<text:span text:style-name="T1"> </text:span>The<text:span text:style-name="T1"> </text:span>reason<text:span text:style-name="T1"> </text:span>I<text:span text:style-name="T1"> </text:span>had<text:span text:style-name="T1"> </text:span>to<text:span text:style-name="T1"> </text:span>leave<text:span text:style-name="T1"> </text:span>wasn't<text:span text:style-name="T1"> </text:span>effectively<text:span text:style-name="T1"> </text:span>because<text:span text:style-name="T1"> </text:span>he<text:span text:style-name="T1"> </text:span>told<text:span text:style-name="T1"> </text:span>me<text:span text:style-name="T1"> </text:span>to<text:span text:style-name="T1"> </text:span>go,<text:span text:style-name="T1"> </text:span>it<text:span text:style-name="T1"> </text:span>was<text:span text:style-name="T1"> </text:span>because<text:span text:style-name="T1"> </text:span>I<text:span text:style-name="T1"> </text:span>needed<text:span text:style-name="T1"> </text:span>to<text:span text:style-name="T1"> </text:span>visit<text:span text:style-name="T1"> </text:span>my<text:span text:style-name="T1"> </text:span>family<text:span text:style-name="T1"> </text:span>group<text:span text:style-name="T1"> </text:span>in<text:span text:style-name="T1"> </text:span>California<text:span text:style-name="T1"> </text:span>to<text:span text:style-name="T1"> </text:span>get<text:span text:style-name="T1"> </text:span>my<text:span text:style-name="T1"> </text:span>stuff<text:span text:style-name="T1"> </text:span>and<text:span text:style-name="T1"> </text:span>tell<text:span text:style-name="T1"> </text:span>them<text:span text:style-name="T1"> </text:span>I<text:span text:style-name="T1"> </text:span>planned<text:span text:style-name="T1"> </text:span>to<text:span text:style-name="T1"> </text:span>be<text:span text:style-name="T1"> </text:span>in<text:span text:style-name="T1"> </text:span>Oregon<text:span text:style-name="T1"> </text:span>for<text:span text:style-name="T1"> </text:span>an<text:span text:style-name="T1"> </text:span>as-of-yet<text:span text:style-name="T1"> </text:span>undetermined<text:span text:style-name="T1"> </text:span>amount<text:span text:style-name="T1"> </text:span>of<text:span text:style-name="T1"> </text:span>time,<text:span text:style-name="T1"> </text:span>with<text:span text:style-name="T1"> </text:span>Kevin.<text:span text:style-name="T1"> </text:span>I<text:span text:style-name="T1"> </text:span>didn't<text:span text:style-name="T1"> </text:span>hitch<text:span text:style-name="T1"> </text:span>it<text:span text:style-name="T1"> </text:span>this<text:span text:style-name="T1"> </text:span>time<text:span text:style-name="T1"> </text:span>because<text:span text:style-name="T1"> </text:span>I<text:span text:style-name="T1"> </text:span>had<text:span text:style-name="T1"> </text:span>a<text:span text:style-name="T1"> </text:span>few<text:span text:style-name="T1"> </text:span>specific<text:span text:style-name="T1"> </text:span>places<text:span text:style-name="T1"> </text:span>I<text:span text:style-name="T1"> </text:span>needed<text:span text:style-name="T1"> </text:span>to<text:span text:style-name="T1"> </text:span>stop<text:span text:style-name="T1"> </text:span>at<text:span text:style-name="T1"> </text:span>along<text:span text:style-name="T1"> </text:span>the<text:span text:style-name="T1"> </text:span>way.<text:line-break/><text:line-break/>Instead<text:span text:style-name="T1"> </text:span>I<text:span text:style-name="T1"> </text:span>called<text:span text:style-name="T1"> </text:span>my<text:span text:style-name="T1"> </text:span>friend<text:span text:style-name="T1"> </text:span>Mack,<text:span text:style-name="T1"> </text:span>who<text:span text:style-name="T1"> </text:span>I<text:span text:style-name="T1"> </text:span>had<text:span text:style-name="T1"> </text:span>heard<text:span text:style-name="T1"> </text:span>recently<text:span text:style-name="T1"> </text:span>acquired<text:span text:style-name="T1"> </text:span>a<text:span text:style-name="T1"> </text:span>nice<text:span text:style-name="T1"> </text:span>new<text:span text:style-name="T1"> </text:span>car<text:span text:style-name="T1"> </text:span>with<text:span text:style-name="T1"> </text:span>plenty<text:span text:style-name="T1"> </text:span>of<text:span text:style-name="T1"> </text:span>trunk<text:span text:style-name="T1"> </text:span>space.<text:span text:style-name="T1"> </text:span>There<text:span text:style-name="T1"> </text:span>wasn't<text:span text:style-name="T1"> </text:span>as<text:span text:style-name="T1"> </text:span>much<text:span text:style-name="T1"> </text:span>storage<text:span text:style-name="T1"> </text:span>space<text:span text:style-name="T1"> </text:span>as<text:span text:style-name="T1"> </text:span>his<text:span text:style-name="T1"> </text:span>old<text:span text:style-name="T1"> </text:span>truck<text:span text:style-name="T1"> </text:span>had<text:span text:style-name="T1"> </text:span>had,<text:span text:style-name="T1"> </text:span>he<text:span text:style-name="T1"> </text:span>told<text:span text:style-name="T1"> </text:span>me,<text:span text:style-name="T1"> </text:span>but<text:span text:style-name="T1"> </text:span>there<text:span text:style-name="T1"> </text:span>was<text:span text:style-name="T1"> </text:span>plenty<text:span text:style-name="T1"> </text:span>of<text:span text:style-name="T1"> </text:span>space<text:span text:style-name="T1"> </text:span>for<text:span text:style-name="T1"> </text:span>my<text:span text:style-name="T1"> </text:span>stuff<text:span text:style-name="T1"> </text:span>should<text:span text:style-name="T1"> </text:span>I<text:span text:style-name="T1"> </text:span>wish<text:span text:style-name="T1"> </text:span>to<text:span text:style-name="T1"> </text:span>hire<text:span text:style-name="T1"> </text:span>him<text:span text:style-name="T1"> </text:span>for<text:span text:style-name="T1"> </text:span>a<text:span text:style-name="T1"> </text:span>drive.<text:span text:style-name="T1"> </text:span>It's<text:span text:style-name="T1"> </text:span>not<text:span text:style-name="T1"> </text:span>like<text:span text:style-name="T1"> </text:span>he<text:span text:style-name="T1"> </text:span>had<text:span text:style-name="T1"> </text:span>anything<text:span text:style-name="T1"> </text:span>else<text:span text:style-name="T1"> </text:span>to<text:span text:style-name="T1"> </text:span>do,<text:span text:style-name="T1"> </text:span>he<text:span text:style-name="T1"> </text:span>was<text:span text:style-name="T1"> </text:span>retired<text:span text:style-name="T1"> </text:span>and<text:span text:style-name="T1"> </text:span>his<text:span text:style-name="T1"> </text:span>kids<text:span text:style-name="T1"> </text:span>had<text:span text:style-name="T1"> </text:span>long<text:span text:style-name="T1"> </text:span>ago<text:span text:style-name="T1"> </text:span>moved<text:span text:style-name="T1"> </text:span>away.<text:span text:style-name="T1"> </text:span>Before<text:span text:style-name="T1"> </text:span>I<text:span text:style-name="T1"> </text:span>left,<text:span text:style-name="T1"> </text:span>I<text:span text:style-name="T1"> </text:span>borrowed<text:span text:style-name="T1"> </text:span>Kevin's<text:span text:style-name="T1"> </text:span>cell<text:span text:style-name="T1"> </text:span>phone,<text:span text:style-name="T1"> </text:span>paid<text:span text:style-name="T1"> </text:span>him<text:span text:style-name="T1"> </text:span>up<text:span text:style-name="T1"> </text:span>for<text:span text:style-name="T1"> </text:span>the<text:span text:style-name="T1"> </text:span>month<text:span text:style-name="T1"> </text:span>and<text:span text:style-name="T1"> </text:span>made<text:span text:style-name="T1"> </text:span>a<text:span text:style-name="T1"> </text:span>call.<text:span text:style-name="T1"> </text:span>Mack<text:span text:style-name="T1"> </text:span>would<text:span text:style-name="T1"> </text:span>meet<text:span text:style-name="T1"> </text:span>me<text:span text:style-name="T1"> </text:span>at<text:span text:style-name="T1"> </text:span>the<text:span text:style-name="T1"> </text:span>Greyhound<text:span text:style-name="T1"> </text:span>station.<text:line-break/><text:line-break/>The<text:span text:style-name="T1"> </text:span>trip<text:span text:style-name="T1"> </text:span>south<text:span text:style-name="T1"> </text:span>to<text:span text:style-name="T1"> </text:span>California<text:span text:style-name="T1"> </text:span>was<text:span text:style-name="T1"> </text:span>a<text:span text:style-name="T1"> </text:span>long<text:span text:style-name="T1"> </text:span>one,<text:span text:style-name="T1"> </text:span>dotted<text:span text:style-name="T1"> </text:span>with<text:span text:style-name="T1"> </text:span>stops<text:span text:style-name="T1"> </text:span>to<text:span text:style-name="T1"> </text:span>use<text:span text:style-name="T1"> </text:span>the<text:span text:style-name="T1"> </text:span>bathroom<text:span text:style-name="T1"> </text:span>and<text:span text:style-name="T1"> </text:span>get<text:span text:style-name="T1"> </text:span>food<text:span text:style-name="T1"> </text:span>and<text:span text:style-name="T1"> </text:span>beverages,<text:span text:style-name="T1"> </text:span>at<text:span text:style-name="T1"> </text:span>various<text:span text:style-name="T1"> </text:span>far-out<text:span text:style-name="T1"> </text:span>rural<text:span text:style-name="T1"> </text:span>stations.<text:span text:style-name="T1"> </text:span>I<text:span text:style-name="T1"> </text:span>watched<text:span text:style-name="T1"> </text:span>out<text:span text:style-name="T1"> </text:span>the<text:span text:style-name="T1"> </text:span>side<text:span text:style-name="T1"> </text:span>wind<text:span text:style-name="T1"> </text:span>glass,<text:span text:style-name="T1"> </text:span>low<text:span text:style-name="T1"> </text:span>enough<text:span text:style-name="T1"> </text:span>for<text:span text:style-name="T1"> </text:span>me<text:span text:style-name="T1"> </text:span>to<text:span text:style-name="T1"> </text:span>see,<text:span text:style-name="T1"> </text:span>as<text:span text:style-name="T1"> </text:span>uncounted<text:span text:style-name="T1"> </text:span>trees<text:span text:style-name="T1"> </text:span>passed<text:span text:style-name="T1"> </text:span>before<text:span text:style-name="T1"> </text:span>my<text:span text:style-name="T1"> </text:span>eyes,<text:span text:style-name="T1"> </text:span>the<text:span text:style-name="T1"> </text:span>air<text:span text:style-name="T1"> </text:span>around<text:span text:style-name="T1"> </text:span>me<text:span text:style-name="T1"> </text:span>cool<text:span text:style-name="T1"> </text:span>and<text:span text:style-name="T1"> </text:span>cleaned<text:span text:style-name="T1"> </text:span>by<text:span text:style-name="T1"> </text:span>a<text:span text:style-name="T1"> </text:span>new<text:span text:style-name="T1"> </text:span>air<text:span text:style-name="T1"> </text:span>conditioner<text:span text:style-name="T1"> </text:span>with<text:span text:style-name="T1"> </text:span>HEPA<text:span text:style-name="T1"> </text:span>filter.<text:span text:style-name="T1"> </text:span>Of<text:span text:style-name="T1"> </text:span>the<text:span text:style-name="T1"> </text:span>many<text:span text:style-name="T1"> </text:span>features<text:span text:style-name="T1"> </text:span>this<text:span text:style-name="T1"> </text:span>car<text:span text:style-name="T1"> </text:span>offered,<text:span text:style-name="T1"> </text:span>this<text:span text:style-name="T1"> </text:span>one<text:span text:style-name="T1"> </text:span>was<text:span text:style-name="T1"> </text:span>most<text:span text:style-name="T1"> </text:span>noticeable.<text:span text:style-name="T1"> </text:span>I'd<text:span text:style-name="T1"> </text:span>be<text:span text:style-name="T1"> </text:span>told<text:span text:style-name="T1"> </text:span>about<text:span text:style-name="T1"> </text:span>the<text:span text:style-name="T1"> </text:span>others<text:span text:style-name="T1"> </text:span>as<text:span text:style-name="T1"> </text:span>we<text:span text:style-name="T1"> </text:span>were<text:span text:style-name="T1"> </text:span>driven<text:span text:style-name="T1"> </text:span>along.<text:span text:style-name="T1"> </text:span>It<text:span text:style-name="T1"> </text:span>removed<text:span text:style-name="T1"> </text:span>many<text:span text:style-name="T1"> </text:span>of<text:span text:style-name="T1"> </text:span>the<text:span text:style-name="T1"> </text:span>interesting<text:span text:style-name="T1"> </text:span>smells<text:span text:style-name="T1"> </text:span>that<text:span text:style-name="T1"> </text:span>one<text:span text:style-name="T1"> </text:span>usually<text:span text:style-name="T1"> </text:span>encountered<text:span text:style-name="T1"> </text:span>on<text:span text:style-name="T1"> </text:span>a<text:span text:style-name="T1"> </text:span>long<text:span text:style-name="T1"> </text:span>drive,<text:span text:style-name="T1"> </text:span>making<text:span text:style-name="T1"> </text:span>the<text:span text:style-name="T1"> </text:span>ride<text:span text:style-name="T1"> </text:span>one<text:span text:style-name="T1"> </text:span>that<text:span text:style-name="T1"> </text:span>rested<text:span text:style-name="T1"> </text:span>in<text:span text:style-name="T1"> </text:span>the<text:span text:style-name="T1"> </text:span>back<text:span text:style-name="T1"> </text:span>of<text:span text:style-name="T1"> </text:span>my<text:span text:style-name="T1"> </text:span>mind<text:span text:style-name="T1"> </text:span>like<text:span text:style-name="T1"> </text:span>gauze<text:span text:style-name="T1"> </text:span>on<text:span text:style-name="T1"> </text:span>the<text:span text:style-name="T1"> </text:span>tongue.<text:span text:style-name="T1"> </text:span>Trees.<text:span text:style-name="T1"> </text:span>Town.<text:span text:style-name="T1"> </text:span>Trees.<text:span text:style-name="T1"> </text:span>Town.<text:span text:style-name="T1"> </text:span>Then<text:span text:style-name="T1"> </text:span>finally,<text:span text:style-name="T1"> </text:span>open<text:span text:style-name="T1"> </text:span>empty<text:span text:style-name="T1"> </text:span>plains.<text:span text:style-name="T1"> </text:span>Long,<text:span text:style-name="T1"> </text:span>jagged<text:span text:style-name="T1"> </text:span>horizons<text:span text:style-name="T1"> </text:span>accompanied<text:span text:style-name="T1"> </text:span>the<text:span text:style-name="T1"> </text:span>push-pull<text:span text:style-name="T1"> </text:span>dynamics<text:span text:style-name="T1"> </text:span>of<text:span text:style-name="T1"> </text:span>an<text:span text:style-name="T1"> </text:span>overly<text:span text:style-name="T1"> </text:span>soft<text:span text:style-name="T1"> </text:span>ride,<text:span text:style-name="T1"> </text:span>tires<text:span text:style-name="T1"> </text:span>sticking<text:span text:style-name="T1"> </text:span>tight<text:span text:style-name="T1"> </text:span>to<text:span text:style-name="T1"> </text:span>the<text:span text:style-name="T1"> </text:span>pavement<text:span text:style-name="T1"> </text:span>as<text:span text:style-name="T1"> </text:span>the<text:span text:style-name="T1"> </text:span>car's<text:span text:style-name="T1"> </text:span>luxury<text:span text:style-name="T1"> </text:span>equipment<text:span text:style-name="T1"> </text:span>struggled<text:span text:style-name="T1"> </text:span>against<text:span text:style-name="T1"> </text:span>the<text:span text:style-name="T1"> </text:span>force<text:span text:style-name="T1"> </text:span>of<text:span text:style-name="T1"> </text:span>whirling<text:span text:style-name="T1"> </text:span>winds<text:span text:style-name="T1"> </text:span>trying<text:span text:style-name="T1"> </text:span>to<text:span text:style-name="T1"> </text:span>push<text:span text:style-name="T1"> </text:span>us<text:span text:style-name="T1"> </text:span>sideways.<text:span text:style-name="T1"> </text:span>I'd<text:span text:style-name="T1"> </text:span>sometimes<text:span text:style-name="T1"> </text:span>hum<text:span text:style-name="T1"> </text:span>a<text:span text:style-name="T1"> </text:span>tune<text:span text:style-name="T1"> </text:span>and<text:span text:style-name="T1"> </text:span>try<text:span text:style-name="T1"> </text:span>to<text:span text:style-name="T1"> </text:span>match<text:span text:style-name="T1"> </text:span>the<text:span text:style-name="T1"> </text:span>rhythm<text:span text:style-name="T1"> </text:span>to<text:span text:style-name="T1"> </text:span>the<text:span text:style-name="T1"> </text:span>swaying<text:span text:style-name="T1"> </text:span>of<text:span text:style-name="T1"> </text:span>the<text:span text:style-name="T1"> </text:span>car.<text:span text:style-name="T1"> </text:span>Mack<text:span text:style-name="T1"> </text:span>told<text:span text:style-name="T1"> </text:span>me<text:span text:style-name="T1"> </text:span>stories<text:span text:style-name="T1"> </text:span>as<text:span text:style-name="T1"> </text:span>we<text:span text:style-name="T1"> </text:span>drove<text:span text:style-name="T1"> </text:span>and<text:span text:style-name="T1"> </text:span>I<text:span text:style-name="T1"> </text:span>didn't<text:span text:style-name="T1"> </text:span>bother<text:span text:style-name="T1"> </text:span>trying<text:span text:style-name="T1"> </text:span>to<text:span text:style-name="T1"> </text:span>pretend<text:span text:style-name="T1"> </text:span>interested.<text:span text:style-name="T1"> </text:span>It<text:span text:style-name="T1"> </text:span>seemed<text:span text:style-name="T1"> </text:span>to<text:span text:style-name="T1"> </text:span>be<text:span text:style-name="T1"> </text:span>more<text:span text:style-name="T1"> </text:span>for<text:span text:style-name="T1"> </text:span>his<text:span text:style-name="T1"> </text:span>amusement<text:span text:style-name="T1"> </text:span>than<text:span text:style-name="T1"> </text:span>for<text:span text:style-name="T1"> </text:span>mine,<text:span text:style-name="T1"> </text:span>all<text:span text:style-name="T1"> </text:span>the<text:span text:style-name="T1"> </text:span>same.<text:span text:style-name="T1"> </text:span>I'd<text:span text:style-name="T1"> </text:span>heard<text:span text:style-name="T1"> </text:span>most<text:span text:style-name="T1"> </text:span>of<text:span text:style-name="T1"> </text:span>them<text:span text:style-name="T1"> </text:span>before,<text:span text:style-name="T1"> </text:span>anyway.<text:span text:style-name="T1"> </text:span>Mack's<text:span text:style-name="T1"> </text:span>story<text:span text:style-name="T1"> </text:span>about<text:span text:style-name="T1"> </text:span>his<text:span text:style-name="T1"> </text:span>dog.<text:span text:style-name="T1"> </text:span>Mack's<text:span text:style-name="T1"> </text:span>story<text:span text:style-name="T1"> </text:span>about<text:span text:style-name="T1"> </text:span>his<text:span text:style-name="T1"> </text:span>old<text:span text:style-name="T1"> </text:span>pickup<text:span text:style-name="T1"> </text:span>truck.<text:span text:style-name="T1"> </text:span>He<text:span text:style-name="T1"> </text:span>told<text:span text:style-name="T1"> </text:span>me<text:span text:style-name="T1"> </text:span>a<text:span text:style-name="T1"> </text:span>new<text:span text:style-name="T1"> </text:span>one<text:span text:style-name="T1"> </text:span>though,<text:span text:style-name="T1"> </text:span>that<text:span text:style-name="T1"> </text:span>stuck<text:span text:style-name="T1"> </text:span>in<text:span text:style-name="T1"> </text:span>my<text:span text:style-name="T1"> </text:span>mind.<text:span text:style-name="T1"> </text:span>He<text:span text:style-name="T1"> </text:span>said<text:span text:style-name="T1"> </text:span>his<text:span text:style-name="T1"> </text:span>grandmother<text:span text:style-name="T1"> </text:span>used<text:span text:style-name="T1"> </text:span>to<text:span text:style-name="T1"> </text:span>tell<text:span text:style-name="T1"> </text:span>him<text:span text:style-name="T1"> </text:span>about<text:span text:style-name="T1"> </text:span>the<text:span text:style-name="T1"> </text:span>importance<text:span text:style-name="T1"> </text:span>of<text:span text:style-name="T1"> </text:span>learning.<text:span text:style-name="T1"> </text:span>He<text:span text:style-name="T1"> </text:span>said<text:span text:style-name="T1"> </text:span>it<text:span text:style-name="T1"> </text:span>was<text:span text:style-name="T1"> </text:span>one<text:span text:style-name="T1"> </text:span>of<text:span text:style-name="T1"> </text:span>the<text:span text:style-name="T1"> </text:span>most<text:span text:style-name="T1"> </text:span>important<text:span text:style-name="T1"> </text:span>life<text:span text:style-name="T1"> </text:span>lessons<text:span text:style-name="T1"> </text:span>he<text:span text:style-name="T1"> </text:span>had<text:span text:style-name="T1"> </text:span>learned.<text:span text:style-name="T1"> </text:span>His<text:span text:style-name="T1"> </text:span>grandmother<text:span text:style-name="T1"> </text:span>used<text:span text:style-name="T1"> </text:span>to<text:span text:style-name="T1"> </text:span>tell<text:span text:style-name="T1"> </text:span>him<text:span text:style-name="T1"> </text:span>that<text:span text:style-name="T1"> </text:span>he<text:span text:style-name="T1"> </text:span>could<text:span text:style-name="T1"> </text:span>never<text:span text:style-name="T1"> </text:span>stop<text:span text:style-name="T1"> </text:span><text:soft-page-break/>learning.<text:span text:style-name="T1"> </text:span>That<text:span text:style-name="T1"> </text:span>we'll<text:span text:style-name="T1"> </text:span>never<text:span text:style-name="T1"> </text:span>have<text:span text:style-name="T1"> </text:span>learned<text:span text:style-name="T1"> </text:span>everything,<text:span text:style-name="T1"> </text:span>and<text:span text:style-name="T1"> </text:span>that<text:span text:style-name="T1"> </text:span>there<text:span text:style-name="T1"> </text:span>would<text:span text:style-name="T1"> </text:span>always<text:span text:style-name="T1"> </text:span>be<text:span text:style-name="T1"> </text:span>so<text:span text:style-name="T1"> </text:span>much<text:span text:style-name="T1"> </text:span>more.<text:span text:style-name="T1"> </text:span>She<text:span text:style-name="T1"> </text:span>said<text:span text:style-name="T1"> </text:span>to<text:span text:style-name="T1"> </text:span>stop<text:span text:style-name="T1"> </text:span>learning<text:span text:style-name="T1"> </text:span>was<text:span text:style-name="T1"> </text:span>to<text:span text:style-name="T1"> </text:span>die.<text:span text:style-name="T1"> </text:span>You<text:span text:style-name="T1"> </text:span>never<text:span text:style-name="T1"> </text:span>die<text:span text:style-name="T1"> </text:span>as<text:span text:style-name="T1"> </text:span>long<text:span text:style-name="T1"> </text:span>as<text:span text:style-name="T1"> </text:span>you<text:span text:style-name="T1"> </text:span>don't<text:span text:style-name="T1"> </text:span>stop<text:span text:style-name="T1"> </text:span>learning.<text:span text:style-name="T1"> </text:span>Unfortunately<text:span text:style-name="T1"> </text:span>she'd<text:span text:style-name="T1"> </text:span>stopped<text:span text:style-name="T1"> </text:span>learning<text:span text:style-name="T1"> </text:span>some<text:span text:style-name="T1"> </text:span>twenty<text:span text:style-name="T1"> </text:span>years<text:span text:style-name="T1"> </text:span>ago,<text:span text:style-name="T1"> </text:span>he<text:span text:style-name="T1"> </text:span>told<text:span text:style-name="T1"> </text:span>me.<text:span text:style-name="T1"> </text:span>As<text:span text:style-name="T1"> </text:span>long<text:span text:style-name="T1"> </text:span>as<text:span text:style-name="T1"> </text:span>we<text:span text:style-name="T1"> </text:span>keep<text:span text:style-name="T1"> </text:span>learning<text:span text:style-name="T1"> </text:span>her<text:span text:style-name="T1"> </text:span>story<text:span text:style-name="T1"> </text:span>will<text:span text:style-name="T1"> </text:span>live<text:span text:style-name="T1"> </text:span>on<text:span text:style-name="T1"> </text:span>forever.<text:line-break/><text:line-break/>It<text:span text:style-name="T1"> </text:span>took<text:span text:style-name="T1"> </text:span>about<text:span text:style-name="T1"> </text:span>eight<text:span text:style-name="T1"> </text:span>hours<text:span text:style-name="T1"> </text:span>to<text:span text:style-name="T1"> </text:span>get<text:span text:style-name="T1"> </text:span>down<text:span text:style-name="T1"> </text:span>south<text:span text:style-name="T1"> </text:span>to<text:span text:style-name="T1"> </text:span>the<text:span text:style-name="T1"> </text:span>Cowboy<text:span text:style-name="T1"> </text:span>Oracle's<text:span text:style-name="T1"> </text:span>farm.<text:span text:style-name="T1"> </text:span>The<text:span text:style-name="T1"> </text:span>Cowboy<text:span text:style-name="T1"> </text:span>Oracle<text:span text:style-name="T1"> </text:span>is<text:span text:style-name="T1"> </text:span>a<text:span text:style-name="T1"> </text:span>farmer<text:span text:style-name="T1"> </text:span>that<text:span text:style-name="T1"> </text:span>is<text:span text:style-name="T1"> </text:span>known<text:span text:style-name="T1"> </text:span>to<text:span text:style-name="T1"> </text:span>many<text:span text:style-name="T1"> </text:span>skiltaire<text:span text:style-name="T1"> </text:span>on<text:span text:style-name="T1"> </text:span>Earth.<text:span text:style-name="T1"> </text:span>He<text:span text:style-name="T1"> </text:span>serves<text:span text:style-name="T1"> </text:span>one<text:span text:style-name="T1"> </text:span>purpose<text:span text:style-name="T1"> </text:span>to<text:span text:style-name="T1"> </text:span>us<text:span text:style-name="T1"> </text:span>all,<text:span text:style-name="T1"> </text:span>and<text:span text:style-name="T1"> </text:span>that<text:span text:style-name="T1"> </text:span>is<text:span text:style-name="T1"> </text:span>to<text:span text:style-name="T1"> </text:span>deliver<text:span text:style-name="T1"> </text:span>wisdom.<text:span text:style-name="T1"> </text:span>His<text:span text:style-name="T1"> </text:span>down<text:span text:style-name="T1"> </text:span>to<text:span text:style-name="T1"> </text:span>earth<text:span text:style-name="T1"> </text:span>farmer's<text:span text:style-name="T1"> </text:span>wit,<text:span text:style-name="T1"> </text:span>dry<text:span text:style-name="T1"> </text:span>and<text:span text:style-name="T1"> </text:span>cutting<text:span text:style-name="T1"> </text:span>like<text:span text:style-name="T1"> </text:span>the<text:span text:style-name="T1"> </text:span>desert<text:span text:style-name="T1"> </text:span>winds,<text:span text:style-name="T1"> </text:span>has<text:span text:style-name="T1"> </text:span>delivered<text:span text:style-name="T1"> </text:span>as<text:span text:style-name="T1"> </text:span>many<text:span text:style-name="T1"> </text:span>times<text:span text:style-name="T1"> </text:span>as<text:span text:style-name="T1"> </text:span>there<text:span text:style-name="T1"> </text:span>are<text:span text:style-name="T1"> </text:span>trees<text:span text:style-name="T1"> </text:span>between<text:span text:style-name="T1"> </text:span>that<text:span text:style-name="T1"> </text:span>old<text:span text:style-name="T1"> </text:span>broken<text:span text:style-name="T1"> </text:span>farm<text:span text:style-name="T1"> </text:span>and<text:span text:style-name="T1"> </text:span>Kevin's<text:span text:style-name="T1"> </text:span>apartment.<text:span text:style-name="T1"> </text:span>None<text:span text:style-name="T1"> </text:span>of<text:span text:style-name="T1"> </text:span>us<text:span text:style-name="T1"> </text:span>know<text:span text:style-name="T1"> </text:span>his<text:span text:style-name="T1"> </text:span>name<text:span text:style-name="T1"> </text:span>and<text:span text:style-name="T1"> </text:span>we<text:span text:style-name="T1"> </text:span>don't<text:span text:style-name="T1"> </text:span>care.<text:span text:style-name="T1"> </text:span>He<text:span text:style-name="T1"> </text:span>doesn't<text:span text:style-name="T1"> </text:span>care,<text:span text:style-name="T1"> </text:span>either.<text:span text:style-name="T1"> </text:span>Brown<text:span text:style-name="T1"> </text:span>and<text:span text:style-name="T1"> </text:span>tan,<text:span text:style-name="T1"> </text:span>the<text:span text:style-name="T1"> </text:span>long<text:span text:style-name="T1"> </text:span>rough<text:span text:style-name="T1"> </text:span>drive<text:span text:style-name="T1"> </text:span>to<text:span text:style-name="T1"> </text:span>his<text:span text:style-name="T1"> </text:span>house,<text:span text:style-name="T1"> </text:span>where<text:span text:style-name="T1"> </text:span>he<text:span text:style-name="T1"> </text:span>sits<text:span text:style-name="T1"> </text:span>on<text:span text:style-name="T1"> </text:span>the<text:span text:style-name="T1"> </text:span>porch<text:span text:style-name="T1"> </text:span>cradling<text:span text:style-name="T1"> </text:span>his<text:span text:style-name="T1"> </text:span>shotgun<text:span text:style-name="T1"> </text:span>and<text:span text:style-name="T1"> </text:span>rocking.<text:span text:style-name="T1"> </text:span>The<text:span text:style-name="T1"> </text:span>gravel<text:span text:style-name="T1"> </text:span>crumples<text:span text:style-name="T1"> </text:span>under<text:span text:style-name="T1"> </text:span>the<text:span text:style-name="T1"> </text:span>tires<text:span text:style-name="T1"> </text:span>as<text:span text:style-name="T1"> </text:span>we<text:span text:style-name="T1"> </text:span>reach<text:span text:style-name="T1"> </text:span>the<text:span text:style-name="T1"> </text:span>shade<text:span text:style-name="T1"> </text:span>of<text:span text:style-name="T1"> </text:span>the<text:span text:style-name="T1"> </text:span>big<text:span text:style-name="T1"> </text:span>oak<text:span text:style-name="T1"> </text:span>tree<text:span text:style-name="T1"> </text:span>in<text:span text:style-name="T1"> </text:span>front<text:span text:style-name="T1"> </text:span>of<text:span text:style-name="T1"> </text:span>his<text:span text:style-name="T1"> </text:span>house.<text:span text:style-name="T1"> </text:span>His<text:span text:style-name="T1"> </text:span>gaze<text:span text:style-name="T1"> </text:span>follows<text:span text:style-name="T1"> </text:span>the<text:span text:style-name="T1"> </text:span>shiny<text:span text:style-name="T1"> </text:span>Mercedes<text:span text:style-name="T1"> </text:span>with<text:span text:style-name="T1"> </text:span>all<text:span text:style-name="T1"> </text:span>the<text:span text:style-name="T1"> </text:span>hatred<text:span text:style-name="T1"> </text:span>and<text:span text:style-name="T1"> </text:span>disgust<text:span text:style-name="T1"> </text:span>of<text:span text:style-name="T1"> </text:span>a<text:span text:style-name="T1"> </text:span>million<text:span text:style-name="T1"> </text:span>tired<text:span text:style-name="T1"> </text:span>footsteps.<text:span text:style-name="T1"> </text:span>A<text:span text:style-name="T1"> </text:span>turn<text:span text:style-name="T1"> </text:span>of<text:span text:style-name="T1"> </text:span>his<text:span text:style-name="T1"> </text:span>head<text:span text:style-name="T1"> </text:span>affords<text:span text:style-name="T1"> </text:span>us<text:span text:style-name="T1"> </text:span>a<text:span text:style-name="T1"> </text:span>glint<text:span text:style-name="T1"> </text:span>from<text:span text:style-name="T1"> </text:span>the<text:span text:style-name="T1"> </text:span>sun-stabbed,<text:span text:style-name="T1"> </text:span>thick<text:span text:style-name="T1"> </text:span>lenses<text:span text:style-name="T1"> </text:span>of<text:span text:style-name="T1"> </text:span>the<text:span text:style-name="T1"> </text:span>round<text:span text:style-name="T1"> </text:span>glasses<text:span text:style-name="T1"> </text:span>resting<text:span text:style-name="T1"> </text:span>on<text:span text:style-name="T1"> </text:span>his<text:span text:style-name="T1"> </text:span>jagged<text:span text:style-name="T1"> </text:span>sun<text:span text:style-name="T1"> </text:span>burned<text:span text:style-name="T1"> </text:span>nose.<text:span text:style-name="T1"> </text:span>And<text:span text:style-name="T1"> </text:span>then<text:span text:style-name="T1"> </text:span>it<text:span text:style-name="T1"> </text:span>changes.<text:span text:style-name="T1"> </text:span>The<text:span text:style-name="T1"> </text:span>door<text:span text:style-name="T1"> </text:span>opens,<text:span text:style-name="T1"> </text:span>I<text:span text:style-name="T1"> </text:span>step<text:span text:style-name="T1"> </text:span>out<text:span text:style-name="T1"> </text:span>and<text:span text:style-name="T1"> </text:span>his<text:span text:style-name="T1"> </text:span>face<text:span text:style-name="T1"> </text:span>changes,<text:span text:style-name="T1"> </text:span>its<text:span text:style-name="T1"> </text:span>aged<text:span text:style-name="T1"> </text:span>whiskey<text:span text:style-name="T1"> </text:span>lines<text:span text:style-name="T1"> </text:span>suddenly<text:span text:style-name="T1"> </text:span>warm<text:span text:style-name="T1"> </text:span>with<text:span text:style-name="T1"> </text:span>the<text:span text:style-name="T1"> </text:span>youth<text:span text:style-name="T1"> </text:span>of<text:span text:style-name="T1"> </text:span>a<text:span text:style-name="T1"> </text:span>bouncy<text:span text:style-name="T1"> </text:span>summer's<text:span text:style-name="T1"> </text:span>eve<text:span text:style-name="T1"> </text:span>hay<text:span text:style-name="T1"> </text:span>ride.<text:span text:style-name="T1"> </text:span>There<text:span text:style-name="T1"> </text:span>are<text:span text:style-name="T1"> </text:span>untrustworthy<text:span text:style-name="T1"> </text:span>things<text:span text:style-name="T1"> </text:span>in<text:span text:style-name="T1"> </text:span>this<text:span text:style-name="T1"> </text:span>world<text:span text:style-name="T1"> </text:span>abound,<text:span text:style-name="T1"> </text:span>but<text:span text:style-name="T1"> </text:span>skiltaire<text:span text:style-name="T1"> </text:span>are<text:span text:style-name="T1"> </text:span>right<text:span text:style-name="T1"> </text:span>in<text:span text:style-name="T1"> </text:span>his<text:span text:style-name="T1"> </text:span>mind.<text:span text:style-name="T1"> </text:span>The<text:span text:style-name="T1"> </text:span>turgid<text:span text:style-name="T1"> </text:span>grip<text:span text:style-name="T1"> </text:span>on<text:span text:style-name="T1"> </text:span>his<text:span text:style-name="T1"> </text:span>shotgun<text:span text:style-name="T1"> </text:span>loosens<text:span text:style-name="T1"> </text:span>and<text:span text:style-name="T1"> </text:span>he<text:span text:style-name="T1"> </text:span>sets<text:span text:style-name="T1"> </text:span>it<text:span text:style-name="T1"> </text:span>aside,<text:span text:style-name="T1"> </text:span>perhaps<text:span text:style-name="T1"> </text:span>for<text:span text:style-name="T1"> </text:span>the<text:span text:style-name="T1"> </text:span>first<text:span text:style-name="T1"> </text:span>time<text:span text:style-name="T1"> </text:span>today.<text:span text:style-name="T1"> </text:span>The<text:span text:style-name="T1"> </text:span>statue<text:span text:style-name="T1"> </text:span>moves<text:span text:style-name="T1"> </text:span>for<text:span text:style-name="T1"> </text:span>the<text:span text:style-name="T1"> </text:span>chisel.<text:line-break/><text:line-break/>"Hey<text:span text:style-name="T1"> </text:span>there<text:span text:style-name="T1"> </text:span>li'l<text:span text:style-name="T1"> </text:span>fella,"<text:span text:style-name="T1"> </text:span>he<text:span text:style-name="T1"> </text:span>says,<text:span text:style-name="T1"> </text:span>as<text:span text:style-name="T1"> </text:span>I<text:span text:style-name="T1"> </text:span>climb<text:span text:style-name="T1"> </text:span>the<text:span text:style-name="T1"> </text:span>steps<text:span text:style-name="T1"> </text:span>to<text:span text:style-name="T1"> </text:span>his<text:span text:style-name="T1"> </text:span>rocking<text:span text:style-name="T1"> </text:span>chair.<text:span text:style-name="T1"> </text:span>I<text:span text:style-name="T1"> </text:span>smile<text:span text:style-name="T1"> </text:span>and<text:span text:style-name="T1"> </text:span>reach<text:span text:style-name="T1"> </text:span>for<text:span text:style-name="T1"> </text:span>his<text:span text:style-name="T1"> </text:span>hand.<text:span text:style-name="T1"> </text:span>We<text:span text:style-name="T1"> </text:span>all<text:span text:style-name="T1"> </text:span>do<text:span text:style-name="T1"> </text:span>that<text:span text:style-name="T1"> </text:span>when<text:span text:style-name="T1"> </text:span>we<text:span text:style-name="T1"> </text:span>come<text:span text:style-name="T1"> </text:span>to<text:span text:style-name="T1"> </text:span>visit.<text:span text:style-name="T1"> </text:span>Nations<text:span text:style-name="T1"> </text:span>have<text:span text:style-name="T1"> </text:span>crumbled<text:span text:style-name="T1"> </text:span>and<text:span text:style-name="T1"> </text:span>wars<text:span text:style-name="T1"> </text:span>have<text:span text:style-name="T1"> </text:span>been<text:span text:style-name="T1"> </text:span>ended<text:span text:style-name="T1"> </text:span>with<text:span text:style-name="T1"> </text:span>just<text:span text:style-name="T1"> </text:span>a<text:span text:style-name="T1"> </text:span>hand<text:span text:style-name="T1"> </text:span>shake,<text:span text:style-name="T1"> </text:span>he<text:span text:style-name="T1"> </text:span>tells<text:span text:style-name="T1"> </text:span>us.<text:span text:style-name="T1"> </text:span>He's<text:span text:style-name="T1"> </text:span>smiling<text:span text:style-name="T1"> </text:span>at<text:span text:style-name="T1"> </text:span>me,<text:span text:style-name="T1"> </text:span>the<text:span text:style-name="T1"> </text:span>beam<text:span text:style-name="T1"> </text:span>of<text:span text:style-name="T1"> </text:span>welcome<text:span text:style-name="T1"> </text:span>hospitality<text:span text:style-name="T1"> </text:span>focussed<text:span text:style-name="T1"> </text:span>on<text:span text:style-name="T1"> </text:span>me,<text:span text:style-name="T1"> </text:span>leaving<text:span text:style-name="T1"> </text:span>Mack<text:span text:style-name="T1"> </text:span>in<text:span text:style-name="T1"> </text:span>the<text:span text:style-name="T1"> </text:span>cold<text:span text:style-name="T1"> </text:span>conditioned<text:span text:style-name="T1"> </text:span>air<text:span text:style-name="T1"> </text:span>of<text:span text:style-name="T1"> </text:span>his<text:span text:style-name="T1"> </text:span>Mercedes<text:span text:style-name="T1"> </text:span>to<text:span text:style-name="T1"> </text:span>think<text:span text:style-name="T1"> </text:span>about<text:span text:style-name="T1"> </text:span>being<text:span text:style-name="T1"> </text:span>just<text:span text:style-name="T1"> </text:span>another<text:span text:style-name="T1"> </text:span>man.<text:line-break/><text:line-break/>"Hello,<text:span text:style-name="T1"> </text:span>Cowboy<text:span text:style-name="T1"> </text:span>Oracle."<text:line-break/>"Care<text:span text:style-name="T1"> </text:span>for<text:span text:style-name="T1"> </text:span>a<text:span text:style-name="T1"> </text:span>cold<text:span text:style-name="T1"> </text:span>glass<text:span text:style-name="T1"> </text:span>of<text:span text:style-name="T1"> </text:span>iced<text:span text:style-name="T1"> </text:span>tea?"<text:span text:style-name="T1"> </text:span>he<text:span text:style-name="T1"> </text:span>offers.<text:line-break/>"Much<text:span text:style-name="T1"> </text:span>obliged,"<text:span text:style-name="T1"> </text:span>I<text:span text:style-name="T1"> </text:span>say,<text:span text:style-name="T1"> </text:span>a<text:span text:style-name="T1"> </text:span>phrase<text:span text:style-name="T1"> </text:span>that<text:span text:style-name="T1"> </text:span>means<text:span text:style-name="T1"> </text:span>I'm<text:span text:style-name="T1"> </text:span>grateful<text:span text:style-name="T1"> </text:span>for<text:span text:style-name="T1"> </text:span>his<text:span text:style-name="T1"> </text:span>offering.<text:line-break/>The<text:span text:style-name="T1"> </text:span>Cowboy<text:span text:style-name="T1"> </text:span>Oracle<text:span text:style-name="T1"> </text:span>picks<text:span text:style-name="T1"> </text:span>up<text:span text:style-name="T1"> </text:span>a<text:span text:style-name="T1"> </text:span>big<text:span text:style-name="T1"> </text:span>sweaty,<text:span text:style-name="T1"> </text:span>glass<text:span text:style-name="T1"> </text:span>pitcher,<text:span text:style-name="T1"> </text:span>round<text:span text:style-name="T1"> </text:span>and<text:span text:style-name="T1"> </text:span>heavy,<text:span text:style-name="T1"> </text:span>and<text:span text:style-name="T1"> </text:span>pours<text:span text:style-name="T1"> </text:span>sweet<text:span text:style-name="T1"> </text:span>tea<text:span text:style-name="T1"> </text:span>into<text:span text:style-name="T1"> </text:span>an<text:span text:style-name="T1"> </text:span>empty,<text:span text:style-name="T1"> </text:span>untouched<text:span text:style-name="T1"> </text:span>glass<text:span text:style-name="T1"> </text:span>that<text:span text:style-name="T1"> </text:span>completes<text:span text:style-name="T1"> </text:span>the<text:span text:style-name="T1"> </text:span>set<text:span text:style-name="T1"> </text:span>of<text:span text:style-name="T1"> </text:span>two.<text:span text:style-name="T1"> </text:span>I<text:span text:style-name="T1"> </text:span>hop<text:span text:style-name="T1"> </text:span>into<text:span text:style-name="T1"> </text:span>the<text:span text:style-name="T1"> </text:span>other<text:span text:style-name="T1"> </text:span>rocking<text:span text:style-name="T1"> </text:span>chair<text:span text:style-name="T1"> </text:span>and<text:span text:style-name="T1"> </text:span>sit<text:span text:style-name="T1"> </text:span>back<text:span text:style-name="T1"> </text:span>with<text:span text:style-name="T1"> </text:span>my<text:span text:style-name="T1"> </text:span>tea,<text:span text:style-name="T1"> </text:span>completing<text:span text:style-name="T1"> </text:span>the<text:span text:style-name="T1"> </text:span>set<text:span text:style-name="T1"> </text:span>of<text:span text:style-name="T1"> </text:span>two.<text:line-break/>"Old<text:span text:style-name="T1"> </text:span>lady,"<text:span text:style-name="T1"> </text:span>he<text:span text:style-name="T1"> </text:span>says,<text:span text:style-name="T1"> </text:span>"she<text:span text:style-name="T1"> </text:span>used<text:span text:style-name="T1"> </text:span>to<text:span text:style-name="T1"> </text:span>sit<text:span text:style-name="T1"> </text:span>in<text:span text:style-name="T1"> </text:span>that<text:span text:style-name="T1"> </text:span>chair<text:span text:style-name="T1"> </text:span>right<text:span text:style-name="T1"> </text:span>there<text:span text:style-name="T1"> </text:span>and<text:span text:style-name="T1"> </text:span>we'd<text:span text:style-name="T1"> </text:span>talk<text:span text:style-name="T1"> </text:span>for<text:span text:style-name="T1"> </text:span>hours<text:span text:style-name="T1"> </text:span>about<text:span text:style-name="T1"> </text:span>nothin.'<text:span text:style-name="T1"> </text:span>We'd<text:span text:style-name="T1"> </text:span>tell<text:span text:style-name="T1"> </text:span>them<text:span text:style-name="T1"> </text:span>stories<text:span text:style-name="T1"> </text:span>we<text:span text:style-name="T1"> </text:span>used<text:span text:style-name="T1"> </text:span>to<text:span text:style-name="T1"> </text:span>tell<text:span text:style-name="T1"> </text:span>each<text:span text:style-name="T1"> </text:span>other<text:span text:style-name="T1"> </text:span>that<text:span text:style-name="T1"> </text:span>we'd<text:span text:style-name="T1"> </text:span>both<text:span text:style-name="T1"> </text:span>heard<text:span text:style-name="T1"> </text:span>more<text:span text:style-name="T1"> </text:span>times<text:span text:style-name="T1"> </text:span>than<text:span text:style-name="T1"> </text:span>we'd<text:span text:style-name="T1"> </text:span>care<text:span text:style-name="T1"> </text:span>to<text:span text:style-name="T1"> </text:span>mention.<text:span text:style-name="T1"> </text:span>You<text:span text:style-name="T1"> </text:span>know,<text:span text:style-name="T1"> </text:span>she<text:span text:style-name="T1"> </text:span>could'a<text:span text:style-name="T1"> </text:span>finished<text:span text:style-name="T1"> </text:span>any<text:span text:style-name="T1"> </text:span>of<text:span text:style-name="T1"> </text:span>my<text:span text:style-name="T1"> </text:span>stories<text:span text:style-name="T1"> </text:span>for<text:span text:style-name="T1"> </text:span>me.<text:span text:style-name="T1"> </text:span>But<text:span text:style-name="T1"> </text:span>she'd<text:span text:style-name="T1"> </text:span>listen<text:span text:style-name="T1"> </text:span>anyways,<text:span text:style-name="T1"> </text:span>I'd<text:span text:style-name="T1"> </text:span>tell<text:span text:style-name="T1"> </text:span>'em,<text:span text:style-name="T1"> </text:span>then<text:span text:style-name="T1"> </text:span>she'd<text:span text:style-name="T1"> </text:span>tell<text:span text:style-name="T1"> </text:span>hers.<text:span text:style-name="T1"> </text:span>Damned<text:span text:style-name="T1"> </text:span>if<text:span text:style-name="T1"> </text:span>I<text:span text:style-name="T1"> </text:span>don't<text:span text:style-name="T1"> </text:span>miss<text:span text:style-name="T1"> </text:span>them<text:span text:style-name="T1"> </text:span>stories.<text:span text:style-name="T1"> </text:span>Why<text:span text:style-name="T1"> </text:span>don't<text:span text:style-name="T1"> </text:span>you<text:span text:style-name="T1"> </text:span>tell<text:span text:style-name="T1"> </text:span>me<text:span text:style-name="T1"> </text:span>a<text:span text:style-name="T1"> </text:span>story,<text:span text:style-name="T1"> </text:span>kid?"<text:span text:style-name="T1"> </text:span>The<text:span text:style-name="T1"> </text:span>Cowboy<text:span text:style-name="T1"> </text:span>Oracle<text:span text:style-name="T1"> </text:span>picked<text:span text:style-name="T1"> </text:span>at<text:span text:style-name="T1"> </text:span>his<text:span text:style-name="T1"> </text:span>shirt<text:span text:style-name="T1"> </text:span>and<text:span text:style-name="T1"> </text:span>tipped<text:span text:style-name="T1"> </text:span>up<text:span text:style-name="T1"> </text:span>his<text:span text:style-name="T1"> </text:span>hat,<text:span text:style-name="T1"> </text:span>then<text:span text:style-name="T1"> </text:span>his<text:span text:style-name="T1"> </text:span>chapped<text:span text:style-name="T1"> </text:span>old<text:span text:style-name="T1"> </text:span>hand<text:span text:style-name="T1"> </text:span>reached<text:span text:style-name="T1"> </text:span>for<text:span text:style-name="T1"> </text:span>that<text:span text:style-name="T1"> </text:span>cold<text:span text:style-name="T1"> </text:span>glass,<text:span text:style-name="T1"> </text:span>gave<text:span text:style-name="T1"> </text:span>it<text:span text:style-name="T1"> </text:span>a<text:span text:style-name="T1"> </text:span>practiced<text:span text:style-name="T1"> </text:span>shake<text:span text:style-name="T1"> </text:span>and<text:span text:style-name="T1"> </text:span>took<text:span text:style-name="T1"> </text:span>it<text:span text:style-name="T1"> </text:span>to<text:span text:style-name="T1"> </text:span>his<text:span text:style-name="T1"> </text:span>wind<text:span text:style-name="T1"> </text:span>dried<text:span text:style-name="T1"> </text:span>lips.<text:span text:style-name="T1"> </text:span>His<text:span text:style-name="T1"> </text:span>sharply<text:span text:style-name="T1"> </text:span>angled<text:span text:style-name="T1"> </text:span>Adam's<text:span text:style-name="T1"> </text:span>apple<text:span text:style-name="T1"> </text:span>jogged<text:span text:style-name="T1"> </text:span>on<text:span text:style-name="T1"> </text:span>a<text:span text:style-name="T1"> </text:span>short<text:span text:style-name="T1"> </text:span>trip<text:span text:style-name="T1"> </text:span>it<text:span text:style-name="T1"> </text:span>had<text:span text:style-name="T1"> </text:span>probably<text:span text:style-name="T1"> </text:span>made<text:span text:style-name="T1"> </text:span>enough<text:span text:style-name="T1"> </text:span>times<text:span text:style-name="T1"> </text:span>to<text:span text:style-name="T1"> </text:span>reach<text:span text:style-name="T1"> </text:span>from<text:span text:style-name="T1"> </text:span>there<text:span text:style-name="T1"> </text:span>to<text:span text:style-name="T1"> </text:span>Los<text:span text:style-name="T1"> </text:span>Angeles<text:span text:style-name="T1"> </text:span>and<text:span text:style-name="T1"> </text:span>his<text:span text:style-name="T1"> </text:span>hat<text:span text:style-name="T1"> </text:span>fell<text:span text:style-name="T1"> </text:span>back<text:span text:style-name="T1"> </text:span>down,<text:span text:style-name="T1"> </text:span>darkening<text:span text:style-name="T1"> </text:span>his<text:span text:style-name="T1"> </text:span>deep<text:span text:style-name="T1"> </text:span>set<text:span text:style-name="T1"> </text:span>eyes.<text:line-break/><text:line-break/>That<text:span text:style-name="T1"> </text:span>was<text:span text:style-name="T1"> </text:span>my<text:span text:style-name="T1"> </text:span>cue<text:span text:style-name="T1"> </text:span>to<text:span text:style-name="T1"> </text:span>give<text:span text:style-name="T1"> </text:span>him<text:span text:style-name="T1"> </text:span>the<text:span text:style-name="T1"> </text:span>story<text:span text:style-name="T1"> </text:span>I<text:span text:style-name="T1"> </text:span>had<text:span text:style-name="T1"> </text:span>practiced.<text:span text:style-name="T1"> </text:span>It<text:span text:style-name="T1"> </text:span>was<text:span text:style-name="T1"> </text:span>what<text:span text:style-name="T1"> </text:span>I<text:span text:style-name="T1"> </text:span>was<text:span text:style-name="T1"> </text:span>thinking<text:span text:style-name="T1"> </text:span>about<text:span text:style-name="T1"> </text:span>when<text:span text:style-name="T1"> </text:span>I<text:span text:style-name="T1"> </text:span>wasn't<text:span text:style-name="T1"> </text:span>watching<text:span text:style-name="T1"> </text:span>the<text:span text:style-name="T1"> </text:span>trees<text:span text:style-name="T1"> </text:span>fly<text:span text:style-name="T1"> </text:span>by,<text:span text:style-name="T1"> </text:span>and<text:span text:style-name="T1"> </text:span>most<text:span text:style-name="T1"> </text:span>of<text:span text:style-name="T1"> </text:span>the<text:span text:style-name="T1"> </text:span>time<text:span text:style-name="T1"> </text:span>after<text:span text:style-name="T1"> </text:span>they'd<text:span text:style-name="T1"> </text:span>gone.<text:line-break/><text:line-break/>"There<text:span text:style-name="T1"> </text:span>was<text:span text:style-name="T1"> </text:span>a<text:span text:style-name="T1"> </text:span>skiltaire<text:span text:style-name="T1"> </text:span>and<text:span text:style-name="T1"> </text:span>a<text:span text:style-name="T1"> </text:span>human,"<text:span text:style-name="T1"> </text:span>I<text:span text:style-name="T1"> </text:span>began.<text:span text:style-name="T1"> </text:span>"Both<text:span text:style-name="T1"> </text:span>the<text:span text:style-name="T1"> </text:span>skiltaire<text:span text:style-name="T1"> </text:span>and<text:span text:style-name="T1"> </text:span>the<text:span text:style-name="T1"> </text:span>human<text:span text:style-name="T1"> </text:span>were<text:span text:style-name="T1"> </text:span>very<text:span text:style-name="T1"> </text:span>stubborn<text:span text:style-name="T1"> </text:span>and<text:span text:style-name="T1"> </text:span>set<text:span text:style-name="T1"> </text:span>in<text:span text:style-name="T1"> </text:span>their<text:span text:style-name="T1"> </text:span>ways.<text:span text:style-name="T1"> </text:span>Although<text:span text:style-name="T1"> </text:span>they<text:span text:style-name="T1"> </text:span>had<text:span text:style-name="T1"> </text:span>known<text:span text:style-name="T1"> </text:span>each<text:span text:style-name="T1"> </text:span>other<text:span text:style-name="T1"> </text:span>for<text:span text:style-name="T1"> </text:span>a<text:span text:style-name="T1"> </text:span>very<text:span text:style-name="T1"> </text:span>short<text:span text:style-name="T1"> </text:span>time,<text:span text:style-name="T1"> </text:span>they<text:span text:style-name="T1"> </text:span>cared<text:span text:style-name="T1"> </text:span>for<text:span text:style-name="T1"> </text:span>each<text:span text:style-name="T1"> </text:span>other<text:span text:style-name="T1"> </text:span>very<text:span text:style-name="T1"> </text:span>much.<text:span text:style-name="T1"> </text:span>But<text:span text:style-name="T1"> </text:span>the<text:span text:style-name="T1"> </text:span>skiltaire<text:span text:style-name="T1"> </text:span>couldn't<text:span text:style-name="T1"> </text:span>give<text:span text:style-name="T1"> </text:span>up<text:span text:style-name="T1"> </text:span>his<text:span text:style-name="T1"> </text:span>system<text:span text:style-name="T1"> </text:span>of<text:span text:style-name="T1"> </text:span>beliefs<text:span text:style-name="T1"> </text:span>and<text:span text:style-name="T1"> </text:span>the<text:span text:style-name="T1"> </text:span>human<text:span text:style-name="T1"> </text:span>couldn't<text:span text:style-name="T1"> </text:span>change<text:span text:style-name="T1"> </text:span>enough<text:span text:style-name="T1"> </text:span>to<text:span text:style-name="T1"> </text:span>make<text:span text:style-name="T1"> </text:span>both<text:span text:style-name="T1"> </text:span>of<text:span text:style-name="T1"> </text:span>them<text:span text:style-name="T1"> </text:span>happy.<text:span text:style-name="T1"> </text:span>In<text:span text:style-name="T1"> </text:span>the<text:span text:style-name="T1"> </text:span>end,<text:span text:style-name="T1"> </text:span>the<text:span text:style-name="T1"> </text:span>skiltaire<text:span text:style-name="T1"> </text:span>knew<text:span text:style-name="T1"> </text:span>it<text:span text:style-name="T1"> </text:span>was<text:span text:style-name="T1"> </text:span>his<text:span text:style-name="T1"> </text:span>responsibility<text:span text:style-name="T1"> </text:span>to<text:span text:style-name="T1"> </text:span>move<text:span text:style-name="T1"> </text:span>on,<text:span text:style-name="T1"> </text:span>not<text:span text:style-name="T1"> </text:span>to<text:span text:style-name="T1"> </text:span>give<text:span text:style-name="T1"> </text:span>up<text:span text:style-name="T1"> </text:span>on<text:span text:style-name="T1"> </text:span>the<text:span text:style-name="T1"> </text:span>human<text:span text:style-name="T1"> </text:span>he'd<text:span text:style-name="T1"> </text:span>grown<text:span text:style-name="T1"> </text:span>to<text:span text:style-name="T1"> </text:span>love<text:span text:style-name="T1"> </text:span>in<text:span text:style-name="T1"> </text:span>such<text:span text:style-name="T1"> </text:span>a<text:span text:style-name="T1"> </text:span>short<text:span text:style-name="T1"> </text:span>time,<text:span text:style-name="T1"> </text:span>but<text:span text:style-name="T1"> </text:span>to<text:span text:style-name="T1"> </text:span>find<text:span text:style-name="T1"> </text:span>a<text:span text:style-name="T1"> </text:span>way<text:span text:style-name="T1"> </text:span>to<text:span text:style-name="T1"> </text:span>change<text:span text:style-name="T1"> </text:span>himself<text:span text:style-name="T1"> </text:span>in<text:span text:style-name="T1"> </text:span>a<text:span text:style-name="T1"> </text:span>way<text:span text:style-name="T1"> </text:span>that<text:span text:style-name="T1"> </text:span>would<text:span text:style-name="T1"> </text:span>make<text:span text:style-name="T1"> </text:span>him<text:span text:style-name="T1"> </text:span>compatible<text:span text:style-name="T1"> </text:span>with<text:span text:style-name="T1"> </text:span>the<text:span text:style-name="T1"> </text:span>human."<text:line-break/><text:line-break/><text:soft-page-break/>There<text:span text:style-name="T1"> </text:span>was<text:span text:style-name="T1"> </text:span>a<text:span text:style-name="T1"> </text:span>pause<text:span text:style-name="T1"> </text:span>as<text:span text:style-name="T1"> </text:span>long<text:span text:style-name="T1"> </text:span>as<text:span text:style-name="T1"> </text:span>that<text:span text:style-name="T1"> </text:span>dirty<text:span text:style-name="T1"> </text:span>driveway.<text:span text:style-name="T1"> </text:span>The<text:span text:style-name="T1"> </text:span>Cowboy<text:span text:style-name="T1"> </text:span>Oracle<text:span text:style-name="T1"> </text:span>tipped<text:span text:style-name="T1"> </text:span>his<text:span text:style-name="T1"> </text:span>glass<text:span text:style-name="T1"> </text:span>back<text:span text:style-name="T1"> </text:span>to<text:span text:style-name="T1"> </text:span>sip<text:span text:style-name="T1"> </text:span>at<text:span text:style-name="T1"> </text:span>the<text:span text:style-name="T1"> </text:span>last<text:span text:style-name="T1"> </text:span>of<text:span text:style-name="T1"> </text:span>his<text:span text:style-name="T1"> </text:span>tea,<text:span text:style-name="T1"> </text:span>and<text:span text:style-name="T1"> </text:span>as<text:span text:style-name="T1"> </text:span>he<text:span text:style-name="T1"> </text:span>did<text:span text:style-name="T1"> </text:span>so<text:span text:style-name="T1"> </text:span>the<text:span text:style-name="T1"> </text:span>fused<text:span text:style-name="T1"> </text:span>ice<text:span text:style-name="T1"> </text:span>cubes<text:span text:style-name="T1"> </text:span>hung<text:span text:style-name="T1"> </text:span>in<text:span text:style-name="T1"> </text:span>suspension<text:span text:style-name="T1"> </text:span>for<text:span text:style-name="T1"> </text:span>a<text:span text:style-name="T1"> </text:span>fleeting<text:span text:style-name="T1"> </text:span>moment,<text:span text:style-name="T1"> </text:span>then<text:span text:style-name="T1"> </text:span>crashed<text:span text:style-name="T1"> </text:span>into<text:span text:style-name="T1"> </text:span>his<text:span text:style-name="T1"> </text:span>face<text:span text:style-name="T1"> </text:span>as<text:span text:style-name="T1"> </text:span>they<text:span text:style-name="T1"> </text:span>had<text:span text:style-name="T1"> </text:span>enough<text:span text:style-name="T1"> </text:span>times<text:span text:style-name="T1"> </text:span>for<text:span text:style-name="T1"> </text:span>him<text:span text:style-name="T1"> </text:span>to<text:span text:style-name="T1"> </text:span>stop<text:span text:style-name="T1"> </text:span>caring.<text:span text:style-name="T1"> </text:span>He<text:span text:style-name="T1"> </text:span>wiped<text:span text:style-name="T1"> </text:span>his<text:span text:style-name="T1"> </text:span>pursed<text:span text:style-name="T1"> </text:span>lips<text:span text:style-name="T1"> </text:span>on<text:span text:style-name="T1"> </text:span>his<text:span text:style-name="T1"> </text:span>red<text:span text:style-name="T1"> </text:span>flannel<text:span text:style-name="T1"> </text:span>shirt<text:span text:style-name="T1"> </text:span>and<text:span text:style-name="T1"> </text:span>prepared<text:span text:style-name="T1"> </text:span>to<text:span text:style-name="T1"> </text:span>deliver<text:span text:style-name="T1"> </text:span>sage<text:span text:style-name="T1"> </text:span>advice.<text:line-break/><text:line-break/>"Just<text:span text:style-name="T1"> </text:span>because<text:span text:style-name="T1"> </text:span>a<text:span text:style-name="T1"> </text:span>horse<text:span text:style-name="T1"> </text:span>kicks<text:span text:style-name="T1"> </text:span>you<text:span text:style-name="T1"> </text:span>in<text:span text:style-name="T1"> </text:span>the<text:span text:style-name="T1"> </text:span>head<text:span text:style-name="T1"> </text:span>don't<text:span text:style-name="T1"> </text:span>mean<text:span text:style-name="T1"> </text:span>he<text:span text:style-name="T1"> </text:span>can't<text:span text:style-name="T1"> </text:span>be<text:span text:style-name="T1"> </text:span>broken,"<text:span text:style-name="T1"> </text:span>the<text:span text:style-name="T1"> </text:span>Cowboy<text:span text:style-name="T1"> </text:span>Oracle<text:span text:style-name="T1"> </text:span>said,<text:span text:style-name="T1"> </text:span>and<text:span text:style-name="T1"> </text:span>I<text:span text:style-name="T1"> </text:span>followed<text:span text:style-name="T1"> </text:span>his<text:span text:style-name="T1"> </text:span>eyes<text:span text:style-name="T1"> </text:span>to<text:span text:style-name="T1"> </text:span>the<text:span text:style-name="T1"> </text:span>new<text:span text:style-name="T1"> </text:span>Mercedes<text:span text:style-name="T1"> </text:span>parked<text:span text:style-name="T1"> </text:span>a<text:span text:style-name="T1"> </text:span>short<text:span text:style-name="T1"> </text:span>jog<text:span text:style-name="T1"> </text:span>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9:26:40.25</meta:creation-date>
    <dc:date>2012-02-09T19:32:38.59</dc:date>
    <meta:editing-duration>PT3M50S</meta:editing-duration>
    <meta:editing-cycles>2</meta:editing-cycles>
    <meta:generator>LibreOffice/3.4$Win32 LibreOffice_project/340m1$Build-502</meta:generator>
    <meta:document-statistic meta:table-count="0" meta:image-count="0" meta:object-count="0" meta:page-count="6" meta:paragraph-count="1" meta:word-count="3792" meta:character-count="20434" meta:non-whitespace-character-count="16613"/>
  </office:meta>
</office:document-meta>
</file>